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1.6236in"/>
    </style:style>
    <style:style style:name="co4" style:family="table-column">
      <style:table-column-properties fo:break-before="auto" style:column-width="1.7098in"/>
    </style:style>
    <style:style style:name="co5" style:family="table-column">
      <style:table-column-properties fo:break-before="auto" style:column-width="1.79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Chart1">
      <style:table-properties table:display="true" style:writing-mode="lr-tb"/>
    </style:style>
    <style:style style:name="ta2" style:family="table" style:master-page-name="PageStyle_5f_Char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art1" table:style-name="ta1">
        <office:forms form:automatic-focus="false" form:apply-design-mode="false"/>
        <table:shapes>
          <draw:frame draw:z-index="0" draw:name="Chart 1" draw:style-name="gr1" draw:text-style-name="P1" svg:width="10.1559in" svg:height="6.6142in" svg:x="0in" svg:y="0in">
            <draw:object draw:notify-on-update-of-ranges="Sheet1.B1:Sheet1.B1 Sheet1.B2:Sheet1.B26 Sheet1.A2:Sheet1.A26 Sheet1.C1:Sheet1.C1 Sheet1.C2:Sheet1.C26 Sheet1.A2:Sheet1.A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 table:number-rows-repeated="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t2" table:style-name="ta2">
        <office:forms form:automatic-focus="false" form:apply-design-mode="false"/>
        <table:shapes>
          <draw:frame draw:z-index="0" draw:name="Chart 1" draw:style-name="gr1" draw:text-style-name="P1" svg:width="9.4465in" svg:height="6.8693in" svg:x="0in" svg:y="0in">
            <draw:object draw:notify-on-update-of-ranges="Sheet1.K1:Sheet1.K1 Sheet1.K2:Sheet1.K101 Sheet1.J2:Sheet1.J101 Sheet1.L1:Sheet1.L1 Sheet1.L2:Sheet1.L101 Sheet1.J2:Sheet1.J101 Sheet1.M1:Sheet1.M1 Sheet1.M2:Sheet1.M101 Sheet1.J2:Sheet1.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 table:number-rows-repeated="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" table:style-name="ta3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16371" table:default-cell-style-name="Default"/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N(N-1)/2</text:p>
          </table:table-cell>
          <table:table-cell office:value-type="string" calcext:value-type="string">
            <text:p>ErrorProb</text:p>
          </table:table-cell>
          <table:table-cell office:value-type="string" calcext:value-type="string">
            <text:p>Corr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P[alpha]</text:p>
          </table:table-cell>
          <table:table-cell office:value-type="string" calcext:value-type="string">
            <text:p>alpha'</text:p>
          </table:table-cell>
          <table:table-cell office:value-type="string" calcext:value-type="string">
            <text:p>P[alpha']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(([.A2]*([.A2]-1))/2)" office:value-type="float" office:value="0" calcext:value-type="float">
            <text:p>0</text:p>
          </table:table-cell>
          <table:table-cell table:formula="of:=(1-(POWER((1-[.$G$1]);[.B2])))" office:value-type="float" office:value="0" calcext:value-type="float">
            <text:p>0</text:p>
          </table:table-cell>
          <table:table-cell table:formula="of:=IF([.B2]&lt;=0;0;(1-(POWER((1-([.$G$1]/[.B2]));[.B2]))))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1-POWER(1-[.$G$1];[.J2]))" office:value-type="float" office:value="0.01" calcext:value-type="float">
            <text:p>0.01</text:p>
          </table:table-cell>
          <table:table-cell table:formula="of:=[.$G$1]/[.J2]" office:value-type="float" office:value="0.01" calcext:value-type="float">
            <text:p>0.01</text:p>
          </table:table-cell>
          <table:table-cell table:formula="of:=(1-POWER(1-[.L2];[.J2]))" office:value-type="float" office:value="0.01" calcext:value-type="float">
            <text:p>0.01</text:p>
          </table:table-cell>
          <table:table-cell table:number-columns-repeated="163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(([.A3]*([.A3]-1))/2)" office:value-type="float" office:value="1" calcext:value-type="float">
            <text:p>1</text:p>
          </table:table-cell>
          <table:table-cell table:formula="of:=(1-(POWER((1-[.$G$1]);[.B3])))" office:value-type="float" office:value="0.01" calcext:value-type="float">
            <text:p>0.01</text:p>
          </table:table-cell>
          <table:table-cell table:formula="of:=IF([.B3]&lt;=0;0;(1-(POWER((1-([.$G$1]/[.B3]));[.B3]))))" office:value-type="float" office:value="0.01" calcext:value-type="float">
            <text:p>0.0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1-POWER(1-[.$G$1];[.J3]))" office:value-type="float" office:value="0.0199" calcext:value-type="float">
            <text:p>0.0199</text:p>
          </table:table-cell>
          <table:table-cell table:formula="of:=[.$G$1]/[.J3]" office:value-type="float" office:value="0.005" calcext:value-type="float">
            <text:p>0.005</text:p>
          </table:table-cell>
          <table:table-cell table:formula="of:=(1-POWER(1-[.L3];[.J3]))" office:value-type="float" office:value="0.00997499999999996" calcext:value-type="float">
            <text:p>0.00997499999999996</text:p>
          </table:table-cell>
          <table:table-cell table:number-columns-repeated="1637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(([.A4]*([.A4]-1))/2)" office:value-type="float" office:value="3" calcext:value-type="float">
            <text:p>3</text:p>
          </table:table-cell>
          <table:table-cell table:formula="of:=(1-(POWER((1-[.$G$1]);[.B4])))" office:value-type="float" office:value="0.029701" calcext:value-type="float">
            <text:p>0.029701</text:p>
          </table:table-cell>
          <table:table-cell table:formula="of:=IF([.B4]&lt;=0;0;(1-(POWER((1-([.$G$1]/[.B4]));[.B4]))))" office:value-type="float" office:value="0.00996670370370356" calcext:value-type="float">
            <text:p>0.0099667037037035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1-POWER(1-[.$G$1];[.J4]))" office:value-type="float" office:value="0.029701" calcext:value-type="float">
            <text:p>0.029701</text:p>
          </table:table-cell>
          <table:table-cell table:formula="of:=[.$G$1]/[.J4]" office:value-type="float" office:value="0.00333333333333333" calcext:value-type="float">
            <text:p>0.00333333333333333</text:p>
          </table:table-cell>
          <table:table-cell table:formula="of:=(1-POWER(1-[.L4];[.J4]))" office:value-type="float" office:value="0.00996670370370356" calcext:value-type="float">
            <text:p>0.00996670370370356</text:p>
          </table:table-cell>
          <table:table-cell table:number-columns-repeated="1637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(([.A5]*([.A5]-1))/2)" office:value-type="float" office:value="6" calcext:value-type="float">
            <text:p>6</text:p>
          </table:table-cell>
          <table:table-cell table:formula="of:=(1-(POWER((1-[.$G$1]);[.B5])))" office:value-type="float" office:value="0.058519850599" calcext:value-type="float">
            <text:p>0.058519850599</text:p>
          </table:table-cell>
          <table:table-cell table:formula="of:=IF([.B5]&lt;=0;0;(1-(POWER((1-([.$G$1]/[.B5]));[.B5]))))" office:value-type="float" office:value="0.00995842581026252" calcext:value-type="float">
            <text:p>0.009958425810262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1-POWER(1-[.$G$1];[.J5]))" office:value-type="float" office:value="0.0394039900000001" calcext:value-type="float">
            <text:p>0.0394039900000001</text:p>
          </table:table-cell>
          <table:table-cell table:formula="of:=[.$G$1]/[.J5]" office:value-type="float" office:value="0.0025" calcext:value-type="float">
            <text:p>0.0025</text:p>
          </table:table-cell>
          <table:table-cell table:formula="of:=(1-POWER(1-[.L5];[.J5]))" office:value-type="float" office:value="0.0099625624609373" calcext:value-type="float">
            <text:p>0.0099625624609373</text:p>
          </table:table-cell>
          <table:table-cell table:number-columns-repeated="1637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(([.A6]*([.A6]-1))/2)" office:value-type="float" office:value="10" calcext:value-type="float">
            <text:p>10</text:p>
          </table:table-cell>
          <table:table-cell table:formula="of:=(1-(POWER((1-[.$G$1]);[.B6])))" office:value-type="float" office:value="0.0956179249911956" calcext:value-type="float">
            <text:p>0.0956179249911956</text:p>
          </table:table-cell>
          <table:table-cell table:formula="of:=IF([.B6]&lt;=0;0;(1-(POWER((1-([.$G$1]/[.B6]));[.B6]))))" office:value-type="float" office:value="0.00995511979025177" calcext:value-type="float">
            <text:p>0.0099551197902517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1-POWER(1-[.$G$1];[.J6]))" office:value-type="float" office:value="0.0490099501000001" calcext:value-type="float">
            <text:p>0.0490099501000001</text:p>
          </table:table-cell>
          <table:table-cell table:formula="of:=[.$G$1]/[.J6]" office:value-type="float" office:value="0.002" calcext:value-type="float">
            <text:p>0.002</text:p>
          </table:table-cell>
          <table:table-cell table:formula="of:=(1-POWER(1-[.L6];[.J6]))" office:value-type="float" office:value="0.00996007992003201" calcext:value-type="float">
            <text:p>0.00996007992003201</text:p>
          </table:table-cell>
          <table:table-cell table:number-columns-repeated="1637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(([.A7]*([.A7]-1))/2)" office:value-type="float" office:value="15" calcext:value-type="float">
            <text:p>15</text:p>
          </table:table-cell>
          <table:table-cell table:formula="of:=(1-(POWER((1-[.$G$1]);[.B7])))" office:value-type="float" office:value="0.139941645358712" calcext:value-type="float">
            <text:p>0.139941645358712</text:p>
          </table:table-cell>
          <table:table-cell table:formula="of:=IF([.B7]&lt;=0;0;(1-(POWER((1-([.$G$1]/[.B7]));[.B7]))))" office:value-type="float" office:value="0.00995346787891405" calcext:value-type="float">
            <text:p>0.009953467878914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(1-POWER(1-[.$G$1];[.J7]))" office:value-type="float" office:value="0.058519850599" calcext:value-type="float">
            <text:p>0.058519850599</text:p>
          </table:table-cell>
          <table:table-cell table:formula="of:=[.$G$1]/[.J7]" office:value-type="float" office:value="0.00166666666666667" calcext:value-type="float">
            <text:p>0.00166666666666667</text:p>
          </table:table-cell>
          <table:table-cell table:formula="of:=(1-POWER(1-[.L7];[.J7]))" office:value-type="float" office:value="0.00995842581026252" calcext:value-type="float">
            <text:p>0.00995842581026252</text:p>
          </table:table-cell>
          <table:table-cell table:number-columns-repeated="1637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(([.A8]*([.A8]-1))/2)" office:value-type="float" office:value="21" calcext:value-type="float">
            <text:p>21</text:p>
          </table:table-cell>
          <table:table-cell table:formula="of:=(1-(POWER((1-[.$G$1]);[.B8])))" office:value-type="float" office:value="0.190272131778742" calcext:value-type="float">
            <text:p>0.190272131778742</text:p>
          </table:table-cell>
          <table:table-cell table:formula="of:=IF([.B8]&lt;=0;0;(1-(POWER((1-([.$G$1]/[.B8]));[.B8]))))" office:value-type="float" office:value="0.00995252425813809" calcext:value-type="float">
            <text:p>0.0099525242581380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(1-POWER(1-[.$G$1];[.J8]))" office:value-type="float" office:value="0.0679346520930101" calcext:value-type="float">
            <text:p>0.0679346520930101</text:p>
          </table:table-cell>
          <table:table-cell table:formula="of:=[.$G$1]/[.J8]" office:value-type="float" office:value="0.00142857142857143" calcext:value-type="float">
            <text:p>0.00142857142857143</text:p>
          </table:table-cell>
          <table:table-cell table:formula="of:=(1-POWER(1-[.L8];[.J8]))" office:value-type="float" office:value="0.00995724475231163" calcext:value-type="float">
            <text:p>0.00995724475231163</text:p>
          </table:table-cell>
          <table:table-cell table:number-columns-repeated="1637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(([.A9]*([.A9]-1))/2)" office:value-type="float" office:value="28" calcext:value-type="float">
            <text:p>28</text:p>
          </table:table-cell>
          <table:table-cell table:formula="of:=(1-(POWER((1-[.$G$1]);[.B9])))" office:value-type="float" office:value="0.245280712796367" calcext:value-type="float">
            <text:p>0.245280712796367</text:p>
          </table:table-cell>
          <table:table-cell table:formula="of:=IF([.B9]&lt;=0;0;(1-(POWER((1-([.$G$1]/[.B9]));[.B9]))))" office:value-type="float" office:value="0.00995193461643606" calcext:value-type="float">
            <text:p>0.0099519346164360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(1-POWER(1-[.$G$1];[.J9]))" office:value-type="float" office:value="0.0772553055720799" calcext:value-type="float">
            <text:p>0.0772553055720799</text:p>
          </table:table-cell>
          <table:table-cell table:formula="of:=[.$G$1]/[.J9]" office:value-type="float" office:value="0.00125" calcext:value-type="float">
            <text:p>0.00125</text:p>
          </table:table-cell>
          <table:table-cell table:formula="of:=(1-POWER(1-[.L9];[.J9]))" office:value-type="float" office:value="0.00995635920427218" calcext:value-type="float">
            <text:p>0.00995635920427218</text:p>
          </table:table-cell>
          <table:table-cell table:number-columns-repeated="1637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(([.A10]*([.A10]-1))/2)" office:value-type="float" office:value="36" calcext:value-type="float">
            <text:p>36</text:p>
          </table:table-cell>
          <table:table-cell table:formula="of:=(1-(POWER((1-[.$G$1]);[.B10])))" office:value-type="float" office:value="0.303586781950427" calcext:value-type="float">
            <text:p>0.303586781950427</text:p>
          </table:table-cell>
          <table:table-cell table:formula="of:=IF([.B10]&lt;=0;0;(1-(POWER((1-([.$G$1]/[.B10]));[.B10]))))" office:value-type="float" office:value="0.0099515415737873" calcext:value-type="float">
            <text:p>0.009951541573787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(1-POWER(1-[.$G$1];[.J10]))" office:value-type="float" office:value="0.0864827525163592" calcext:value-type="float">
            <text:p>0.0864827525163592</text:p>
          </table:table-cell>
          <table:table-cell table:formula="of:=[.$G$1]/[.J10]" office:value-type="float" office:value="0.00111111111111111" calcext:value-type="float">
            <text:p>0.00111111111111111</text:p>
          </table:table-cell>
          <table:table-cell table:formula="of:=(1-POWER(1-[.L10];[.J10]))" office:value-type="float" office:value="0.00995567059006186" calcext:value-type="float">
            <text:p>0.00995567059006186</text:p>
          </table:table-cell>
          <table:table-cell table:number-columns-repeated="1637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(([.A11]*([.A11]-1))/2)" office:value-type="float" office:value="45" calcext:value-type="float">
            <text:p>45</text:p>
          </table:table-cell>
          <table:table-cell table:formula="of:=(1-(POWER((1-[.$G$1]);[.B11])))" office:value-type="float" office:value="0.363814513936129" calcext:value-type="float">
            <text:p>0.363814513936129</text:p>
          </table:table-cell>
          <table:table-cell table:formula="of:=IF([.B11]&lt;=0;0;(1-(POWER((1-([.$G$1]/[.B11]));[.B11]))))" office:value-type="float" office:value="0.00995126646859035" calcext:value-type="float">
            <text:p>0.0099512664685903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(1-POWER(1-[.$G$1];[.J11]))" office:value-type="float" office:value="0.0956179249911956" calcext:value-type="float">
            <text:p>0.0956179249911956</text:p>
          </table:table-cell>
          <table:table-cell table:formula="of:=[.$G$1]/[.J11]" office:value-type="float" office:value="0.001" calcext:value-type="float">
            <text:p>0.001</text:p>
          </table:table-cell>
          <table:table-cell table:formula="of:=(1-POWER(1-[.L11];[.J11]))" office:value-type="float" office:value="0.00995511979025177" calcext:value-type="float">
            <text:p>0.00995511979025177</text:p>
          </table:table-cell>
          <table:table-cell table:number-columns-repeated="1637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(([.A12]*([.A12]-1))/2)" office:value-type="float" office:value="55" calcext:value-type="float">
            <text:p>55</text:p>
          </table:table-cell>
          <table:table-cell table:formula="of:=(1-(POWER((1-[.$G$1]);[.B12])))" office:value-type="float" office:value="0.424645250023072" calcext:value-type="float">
            <text:p>0.424645250023072</text:p>
          </table:table-cell>
          <table:table-cell table:formula="of:=IF([.B12]&lt;=0;0;(1-(POWER((1-([.$G$1]/[.B12]));[.B12]))))" office:value-type="float" office:value="0.0099510664048369" calcext:value-type="float">
            <text:p>0.009951066404836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(1-POWER(1-[.$G$1];[.J12]))" office:value-type="float" office:value="0.104661745741284" calcext:value-type="float">
            <text:p>0.104661745741284</text:p>
          </table:table-cell>
          <table:table-cell table:formula="of:=[.$G$1]/[.J12]" office:value-type="float" office:value="0.000909090909090909" calcext:value-type="float">
            <text:p>0.000909090909090909</text:p>
          </table:table-cell>
          <table:table-cell table:formula="of:=(1-POWER(1-[.L12];[.J12]))" office:value-type="float" office:value="0.00995466919637922" calcext:value-type="float">
            <text:p>0.00995466919637922</text:p>
          </table:table-cell>
          <table:table-cell table:number-columns-repeated="1637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(([.A13]*([.A13]-1))/2)" office:value-type="float" office:value="66" calcext:value-type="float">
            <text:p>66</text:p>
          </table:table-cell>
          <table:table-cell table:formula="of:=(1-(POWER((1-[.$G$1]);[.B13])))" office:value-type="float" office:value="0.484862882576197" calcext:value-type="float">
            <text:p>0.484862882576197</text:p>
          </table:table-cell>
          <table:table-cell table:formula="of:=IF([.B13]&lt;=0;0;(1-(POWER((1-([.$G$1]/[.B13]));[.B13]))))" office:value-type="float" office:value="0.00995091636406886" calcext:value-type="float">
            <text:p>0.0099509163640688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(1-POWER(1-[.$G$1];[.J13]))" office:value-type="float" office:value="0.113615128283871" calcext:value-type="float">
            <text:p>0.113615128283871</text:p>
          </table:table-cell>
          <table:table-cell table:formula="of:=[.$G$1]/[.J13]" office:value-type="float" office:value="0.000833333333333333" calcext:value-type="float">
            <text:p>0.000833333333333333</text:p>
          </table:table-cell>
          <table:table-cell table:formula="of:=(1-POWER(1-[.L13];[.J13]))" office:value-type="float" office:value="0.00995429374308443" calcext:value-type="float">
            <text:p>0.00995429374308443</text:p>
          </table:table-cell>
          <table:table-cell table:number-columns-repeated="1637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(([.A14]*([.A14]-1))/2)" office:value-type="float" office:value="78" calcext:value-type="float">
            <text:p>78</text:p>
          </table:table-cell>
          <table:table-cell table:formula="of:=(1-(POWER((1-[.$G$1]);[.B14])))" office:value-type="float" office:value="0.543390252256086" calcext:value-type="float">
            <text:p>0.543390252256086</text:p>
          </table:table-cell>
          <table:table-cell table:formula="of:=IF([.B14]&lt;=0;0;(1-(POWER((1-([.$G$1]/[.B14]));[.B14]))))" office:value-type="float" office:value="0.00995080095220469" calcext:value-type="float">
            <text:p>0.00995080095220469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(1-POWER(1-[.$G$1];[.J14]))" office:value-type="float" office:value="0.122478977001032" calcext:value-type="float">
            <text:p>0.122478977001032</text:p>
          </table:table-cell>
          <table:table-cell table:formula="of:=[.$G$1]/[.J14]" office:value-type="float" office:value="0.000769230769230769" calcext:value-type="float">
            <text:p>0.000769230769230769</text:p>
          </table:table-cell>
          <table:table-cell table:formula="of:=(1-POWER(1-[.L14];[.J14]))" office:value-type="float" office:value="0.0099539760813655" calcext:value-type="float">
            <text:p>0.0099539760813655</text:p>
          </table:table-cell>
          <table:table-cell table:number-columns-repeated="1637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(([.A15]*([.A15]-1))/2)" office:value-type="float" office:value="91" calcext:value-type="float">
            <text:p>91</text:p>
          </table:table-cell>
          <table:table-cell table:formula="of:=(1-(POWER((1-[.$G$1]);[.B15])))" office:value-type="float" office:value="0.59931534704846" calcext:value-type="float">
            <text:p>0.59931534704846</text:p>
          </table:table-cell>
          <table:table-cell table:formula="of:=IF([.B15]&lt;=0;0;(1-(POWER((1-([.$G$1]/[.B15]));[.B15]))))" office:value-type="float" office:value="0.0099507102739671" calcext:value-type="float">
            <text:p>0.009950710273967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(1-POWER(1-[.$G$1];[.J15]))" office:value-type="float" office:value="0.131254187231022" calcext:value-type="float">
            <text:p>0.131254187231022</text:p>
          </table:table-cell>
          <table:table-cell table:formula="of:=[.$G$1]/[.J15]" office:value-type="float" office:value="0.000714285714285714" calcext:value-type="float">
            <text:p>0.000714285714285714</text:p>
          </table:table-cell>
          <table:table-cell table:formula="of:=(1-POWER(1-[.L15];[.J15]))" office:value-type="float" office:value="0.00995370382143535" calcext:value-type="float">
            <text:p>0.00995370382143535</text:p>
          </table:table-cell>
          <table:table-cell table:number-columns-repeated="1637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(([.A16]*([.A16]-1))/2)" office:value-type="float" office:value="105" calcext:value-type="float">
            <text:p>105</text:p>
          </table:table-cell>
          <table:table-cell table:formula="of:=(1-(POWER((1-[.$G$1]);[.B16])))" office:value-type="float" office:value="0.651906885507558" calcext:value-type="float">
            <text:p>0.651906885507558</text:p>
          </table:table-cell>
          <table:table-cell table:formula="of:=IF([.B16]&lt;=0;0;(1-(POWER((1-([.$G$1]/[.B16]));[.B16]))))" office:value-type="float" office:value="0.00995063773296256" calcext:value-type="float">
            <text:p>0.0099506377329625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(1-POWER(1-[.$G$1];[.J16]))" office:value-type="float" office:value="0.139941645358712" calcext:value-type="float">
            <text:p>0.139941645358712</text:p>
          </table:table-cell>
          <table:table-cell table:formula="of:=[.$G$1]/[.J16]" office:value-type="float" office:value="0.000666666666666667" calcext:value-type="float">
            <text:p>0.000666666666666667</text:p>
          </table:table-cell>
          <table:table-cell table:formula="of:=(1-POWER(1-[.L16];[.J16]))" office:value-type="float" office:value="0.00995346787891405" calcext:value-type="float">
            <text:p>0.00995346787891405</text:p>
          </table:table-cell>
          <table:table-cell table:number-columns-repeated="1637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(([.A17]*([.A17]-1))/2)" office:value-type="float" office:value="120" calcext:value-type="float">
            <text:p>120</text:p>
          </table:table-cell>
          <table:table-cell table:formula="of:=(1-(POWER((1-[.$G$1]);[.B17])))" office:value-type="float" office:value="0.700619608687669" calcext:value-type="float">
            <text:p>0.700619608687669</text:p>
          </table:table-cell>
          <table:table-cell table:formula="of:=IF([.B17]&lt;=0;0;(1-(POWER((1-([.$G$1]/[.B17]));[.B17]))))" office:value-type="float" office:value="0.00995057879442818" calcext:value-type="float">
            <text:p>0.0099505787944281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1-POWER(1-[.$G$1];[.J17]))" office:value-type="float" office:value="0.148542228905124" calcext:value-type="float">
            <text:p>0.148542228905124</text:p>
          </table:table-cell>
          <table:table-cell table:formula="of:=[.$G$1]/[.J17]" office:value-type="float" office:value="0.000625" calcext:value-type="float">
            <text:p>0.000625</text:p>
          </table:table-cell>
          <table:table-cell table:formula="of:=(1-POWER(1-[.L17];[.J17]))" office:value-type="float" office:value="0.00995326144145592" calcext:value-type="float">
            <text:p>0.00995326144145592</text:p>
          </table:table-cell>
          <table:table-cell table:number-columns-repeated="1637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(([.A18]*([.A18]-1))/2)" office:value-type="float" office:value="136" calcext:value-type="float">
            <text:p>136</text:p>
          </table:table-cell>
          <table:table-cell table:formula="of:=(1-(POWER((1-[.$G$1]);[.B18])))" office:value-type="float" office:value="0.745090239303691" calcext:value-type="float">
            <text:p>0.745090239303691</text:p>
          </table:table-cell>
          <table:table-cell table:formula="of:=IF([.B18]&lt;=0;0;(1-(POWER((1-([.$G$1]/[.B18]));[.B18]))))" office:value-type="float" office:value="0.00995053025752402" calcext:value-type="float">
            <text:p>0.0099505302575240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1-POWER(1-[.$G$1];[.J18]))" office:value-type="float" office:value="0.157056806616073" calcext:value-type="float">
            <text:p>0.157056806616073</text:p>
          </table:table-cell>
          <table:table-cell table:formula="of:=[.$G$1]/[.J18]" office:value-type="float" office:value="0.000588235294117647" calcext:value-type="float">
            <text:p>0.000588235294117647</text:p>
          </table:table-cell>
          <table:table-cell table:formula="of:=(1-POWER(1-[.L18];[.J18]))" office:value-type="float" office:value="0.00995307930025247" calcext:value-type="float">
            <text:p>0.00995307930025247</text:p>
          </table:table-cell>
          <table:table-cell table:number-columns-repeated="1637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(([.A19]*([.A19]-1))/2)" office:value-type="float" office:value="153" calcext:value-type="float">
            <text:p>153</text:p>
          </table:table-cell>
          <table:table-cell table:formula="of:=(1-(POWER((1-[.$G$1]);[.B19])))" office:value-type="float" office:value="0.78512555229392" calcext:value-type="float">
            <text:p>0.78512555229392</text:p>
          </table:table-cell>
          <table:table-cell table:formula="of:=IF([.B19]&lt;=0;0;(1-(POWER((1-([.$G$1]/[.B19]));[.B19]))))" office:value-type="float" office:value="0.00995048981057156" calcext:value-type="float">
            <text:p>0.00995048981057156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(1-POWER(1-[.$G$1];[.J19]))" office:value-type="float" office:value="0.165486238549913" calcext:value-type="float">
            <text:p>0.165486238549913</text:p>
          </table:table-cell>
          <table:table-cell table:formula="of:=[.$G$1]/[.J19]" office:value-type="float" office:value="0.000555555555555556" calcext:value-type="float">
            <text:p>0.000555555555555556</text:p>
          </table:table-cell>
          <table:table-cell table:formula="of:=(1-POWER(1-[.L19];[.J19]))" office:value-type="float" office:value="0.0099529174044305" calcext:value-type="float">
            <text:p>0.0099529174044305</text:p>
          </table:table-cell>
          <table:table-cell table:number-columns-repeated="1637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(([.A20]*([.A20]-1))/2)" office:value-type="float" office:value="171" calcext:value-type="float">
            <text:p>171</text:p>
          </table:table-cell>
          <table:table-cell table:formula="of:=(1-(POWER((1-[.$G$1]);[.B20])))" office:value-type="float" office:value="0.82068431640529" calcext:value-type="float">
            <text:p>0.82068431640529</text:p>
          </table:table-cell>
          <table:table-cell table:formula="of:=IF([.B20]&lt;=0;0;(1-(POWER((1-([.$G$1]/[.B20]));[.B20]))))" office:value-type="float" office:value="0.00995045575033426" calcext:value-type="float">
            <text:p>0.0099504557503342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(1-POWER(1-[.$G$1];[.J20]))" office:value-type="float" office:value="0.173831376164413" calcext:value-type="float">
            <text:p>0.173831376164413</text:p>
          </table:table-cell>
          <table:table-cell table:formula="of:=[.$G$1]/[.J20]" office:value-type="float" office:value="0.000526315789473684" calcext:value-type="float">
            <text:p>0.000526315789473684</text:p>
          </table:table-cell>
          <table:table-cell table:formula="of:=(1-POWER(1-[.L20];[.J20]))" office:value-type="float" office:value="0.00995277255623561" calcext:value-type="float">
            <text:p>0.00995277255623561</text:p>
          </table:table-cell>
          <table:table-cell table:number-columns-repeated="1637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(([.A21]*([.A21]-1))/2)" office:value-type="float" office:value="190" calcext:value-type="float">
            <text:p>190</text:p>
          </table:table-cell>
          <table:table-cell table:formula="of:=(1-(POWER((1-[.$G$1]);[.B21])))" office:value-type="float" office:value="0.851855008452421" calcext:value-type="float">
            <text:p>0.851855008452421</text:p>
          </table:table-cell>
          <table:table-cell table:formula="of:=IF([.B21]&lt;=0;0;(1-(POWER((1-([.$G$1]/[.B21]));[.B21]))))" office:value-type="float" office:value="0.00995042679937852" calcext:value-type="float">
            <text:p>0.00995042679937852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(1-POWER(1-[.$G$1];[.J21]))" office:value-type="float" office:value="0.182093062402769" calcext:value-type="float">
            <text:p>0.182093062402769</text:p>
          </table:table-cell>
          <table:table-cell table:formula="of:=[.$G$1]/[.J21]" office:value-type="float" office:value="0.0005" calcext:value-type="float">
            <text:p>0.0005</text:p>
          </table:table-cell>
          <table:table-cell table:formula="of:=(1-POWER(1-[.L21];[.J21]))" office:value-type="float" office:value="0.00995264219767034" calcext:value-type="float">
            <text:p>0.00995264219767034</text:p>
          </table:table-cell>
          <table:table-cell table:number-columns-repeated="1637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(([.A22]*([.A22]-1))/2)" office:value-type="float" office:value="210" calcext:value-type="float">
            <text:p>210</text:p>
          </table:table-cell>
          <table:table-cell table:formula="of:=(1-(POWER((1-[.$G$1]);[.B22])))" office:value-type="float" office:value="0.878831183642952" calcext:value-type="float">
            <text:p>0.878831183642952</text:p>
          </table:table-cell>
          <table:table-cell table:formula="of:=IF([.B22]&lt;=0;0;(1-(POWER((1-([.$G$1]/[.B22]));[.B22]))))" office:value-type="float" office:value="0.00995040198444397" calcext:value-type="float">
            <text:p>0.00995040198444397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1-POWER(1-[.$G$1];[.J22]))" office:value-type="float" office:value="0.190272131778742" calcext:value-type="float">
            <text:p>0.190272131778742</text:p>
          </table:table-cell>
          <table:table-cell table:formula="of:=[.$G$1]/[.J22]" office:value-type="float" office:value="0.000476190476190476" calcext:value-type="float">
            <text:p>0.000476190476190476</text:p>
          </table:table-cell>
          <table:table-cell table:formula="of:=(1-POWER(1-[.L22];[.J22]))" office:value-type="float" office:value="0.00995252425813809" calcext:value-type="float">
            <text:p>0.00995252425813809</text:p>
          </table:table-cell>
          <table:table-cell table:number-columns-repeated="1637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(([.A23]*([.A23]-1))/2)" office:value-type="float" office:value="231" calcext:value-type="float">
            <text:p>231</text:p>
          </table:table-cell>
          <table:table-cell table:formula="of:=(1-(POWER((1-[.$G$1]);[.B23])))" office:value-type="float" office:value="0.901886232636314" calcext:value-type="float">
            <text:p>0.901886232636314</text:p>
          </table:table-cell>
          <table:table-cell table:formula="of:=IF([.B23]&lt;=0;0;(1-(POWER((1-([.$G$1]/[.B23]));[.B23]))))" office:value-type="float" office:value="0.00995038055349984" calcext:value-type="float">
            <text:p>0.00995038055349984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(1-POWER(1-[.$G$1];[.J23]))" office:value-type="float" office:value="0.198369410460954" calcext:value-type="float">
            <text:p>0.198369410460954</text:p>
          </table:table-cell>
          <table:table-cell table:formula="of:=[.$G$1]/[.J23]" office:value-type="float" office:value="0.000454545454545455" calcext:value-type="float">
            <text:p>0.000454545454545455</text:p>
          </table:table-cell>
          <table:table-cell table:formula="of:=(1-POWER(1-[.L23];[.J23]))" office:value-type="float" office:value="0.00995241704361771" calcext:value-type="float">
            <text:p>0.00995241704361771</text:p>
          </table:table-cell>
          <table:table-cell table:number-columns-repeated="1637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(([.A24]*([.A24]-1))/2)" office:value-type="float" office:value="253" calcext:value-type="float">
            <text:p>253</text:p>
          </table:table-cell>
          <table:table-cell table:formula="of:=(1-(POWER((1-[.$G$1]);[.B24])))" office:value-type="float" office:value="0.921349002826352" calcext:value-type="float">
            <text:p>0.921349002826352</text:p>
          </table:table-cell>
          <table:table-cell table:formula="of:=IF([.B24]&lt;=0;0;(1-(POWER((1-([.$G$1]/[.B24]));[.B24]))))" office:value-type="float" office:value="0.00995036191799659" calcext:value-type="float">
            <text:p>0.00995036191799659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(1-POWER(1-[.$G$1];[.J24]))" office:value-type="float" office:value="0.206385716356345" calcext:value-type="float">
            <text:p>0.206385716356345</text:p>
          </table:table-cell>
          <table:table-cell table:formula="of:=[.$G$1]/[.J24]" office:value-type="float" office:value="0.000434782608695652" calcext:value-type="float">
            <text:p>0.000434782608695652</text:p>
          </table:table-cell>
          <table:table-cell table:formula="of:=(1-POWER(1-[.L24];[.J24]))" office:value-type="float" office:value="0.00995231915479233" calcext:value-type="float">
            <text:p>0.00995231915479233</text:p>
          </table:table-cell>
          <table:table-cell table:number-columns-repeated="1637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(([.A25]*([.A25]-1))/2)" office:value-type="float" office:value="276" calcext:value-type="float">
            <text:p>276</text:p>
          </table:table-cell>
          <table:table-cell table:formula="of:=(1-(POWER((1-[.$G$1]);[.B25])))" office:value-type="float" office:value="0.937581445220176" calcext:value-type="float">
            <text:p>0.937581445220176</text:p>
          </table:table-cell>
          <table:table-cell table:formula="of:=IF([.B25]&lt;=0;0;(1-(POWER((1-([.$G$1]/[.B25]));[.B25]))))" office:value-type="float" office:value="0.00995034561200758" calcext:value-type="float">
            <text:p>0.00995034561200758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(1-POWER(1-[.$G$1];[.J25]))" office:value-type="float" office:value="0.214321859192781" calcext:value-type="float">
            <text:p>0.214321859192781</text:p>
          </table:table-cell>
          <table:table-cell table:formula="of:=[.$G$1]/[.J25]" office:value-type="float" office:value="0.000416666666666667" calcext:value-type="float">
            <text:p>0.000416666666666667</text:p>
          </table:table-cell>
          <table:table-cell table:formula="of:=(1-POWER(1-[.L25];[.J25]))" office:value-type="float" office:value="0.00995222942562601" calcext:value-type="float">
            <text:p>0.00995222942562601</text:p>
          </table:table-cell>
          <table:table-cell table:number-columns-repeated="1637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(([.A26]*([.A26]-1))/2)" office:value-type="float" office:value="300" calcext:value-type="float">
            <text:p>300</text:p>
          </table:table-cell>
          <table:table-cell table:formula="of:=(1-(POWER((1-[.$G$1]);[.B26])))" office:value-type="float" office:value="0.950959105928714" calcext:value-type="float">
            <text:p>0.950959105928714</text:p>
          </table:table-cell>
          <table:table-cell table:formula="of:=IF([.B26]&lt;=0;0;(1-(POWER((1-([.$G$1]/[.B26]));[.B26]))))" office:value-type="float" office:value="0.00995033126278966" calcext:value-type="float">
            <text:p>0.0099503312627896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(1-POWER(1-[.$G$1];[.J26]))" office:value-type="float" office:value="0.222178640600853" calcext:value-type="float">
            <text:p>0.222178640600853</text:p>
          </table:table-cell>
          <table:table-cell table:formula="of:=[.$G$1]/[.J26]" office:value-type="float" office:value="0.0004" calcext:value-type="float">
            <text:p>0.0004</text:p>
          </table:table-cell>
          <table:table-cell table:formula="of:=(1-POWER(1-[.L26];[.J26]))" office:value-type="float" office:value="0.00995214687670221" calcext:value-type="float">
            <text:p>0.0099521468767022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26" calcext:value-type="float">
            <text:p>26</text:p>
          </table:table-cell>
          <table:table-cell table:formula="of:=(1-POWER(1-[.$G$1];[.J27]))" office:value-type="float" office:value="0.229956854194845" calcext:value-type="float">
            <text:p>0.229956854194845</text:p>
          </table:table-cell>
          <table:table-cell table:formula="of:=[.$G$1]/[.J27]" office:value-type="float" office:value="0.000384615384615385" calcext:value-type="float">
            <text:p>0.000384615384615385</text:p>
          </table:table-cell>
          <table:table-cell table:formula="of:=(1-POWER(1-[.L27];[.J27]))" office:value-type="float" office:value="0.00995207067932047" calcext:value-type="float">
            <text:p>0.00995207067932047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27" calcext:value-type="float">
            <text:p>27</text:p>
          </table:table-cell>
          <table:table-cell table:formula="of:=(1-POWER(1-[.$G$1];[.J28]))" office:value-type="float" office:value="0.237657285652896" calcext:value-type="float">
            <text:p>0.237657285652896</text:p>
          </table:table-cell>
          <table:table-cell table:formula="of:=[.$G$1]/[.J28]" office:value-type="float" office:value="0.00037037037037037" calcext:value-type="float">
            <text:p>0.00037037037037037</text:p>
          </table:table-cell>
          <table:table-cell table:formula="of:=(1-POWER(1-[.L28];[.J28]))" office:value-type="float" office:value="0.00995200012757458" calcext:value-type="float">
            <text:p>0.00995200012757458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28" calcext:value-type="float">
            <text:p>28</text:p>
          </table:table-cell>
          <table:table-cell table:formula="of:=(1-POWER(1-[.$G$1];[.J29]))" office:value-type="float" office:value="0.245280712796367" calcext:value-type="float">
            <text:p>0.245280712796367</text:p>
          </table:table-cell>
          <table:table-cell table:formula="of:=[.$G$1]/[.J29]" office:value-type="float" office:value="0.000357142857142857" calcext:value-type="float">
            <text:p>0.000357142857142857</text:p>
          </table:table-cell>
          <table:table-cell table:formula="of:=(1-POWER(1-[.L29];[.J29]))" office:value-type="float" office:value="0.00995193461643606" calcext:value-type="float">
            <text:p>0.0099519346164360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29" calcext:value-type="float">
            <text:p>29</text:p>
          </table:table-cell>
          <table:table-cell table:formula="of:=(1-POWER(1-[.$G$1];[.J30]))" office:value-type="float" office:value="0.252827905668404" calcext:value-type="float">
            <text:p>0.252827905668404</text:p>
          </table:table-cell>
          <table:table-cell table:formula="of:=[.$G$1]/[.J30]" office:value-type="float" office:value="0.000344827586206897" calcext:value-type="float">
            <text:p>0.000344827586206897</text:p>
          </table:table-cell>
          <table:table-cell table:formula="of:=(1-POWER(1-[.L30];[.J30]))" office:value-type="float" office:value="0.00995187362434336" calcext:value-type="float">
            <text:p>0.0099518736243433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30" calcext:value-type="float">
            <text:p>30</text:p>
          </table:table-cell>
          <table:table-cell table:formula="of:=(1-POWER(1-[.$G$1];[.J31]))" office:value-type="float" office:value="0.26029962661172" calcext:value-type="float">
            <text:p>0.26029962661172</text:p>
          </table:table-cell>
          <table:table-cell table:formula="of:=[.$G$1]/[.J31]" office:value-type="float" office:value="0.000333333333333333" calcext:value-type="float">
            <text:p>0.000333333333333333</text:p>
          </table:table-cell>
          <table:table-cell table:formula="of:=(1-POWER(1-[.L31];[.J31]))" office:value-type="float" office:value="0.00995181669928824" calcext:value-type="float">
            <text:p>0.00995181669928824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31" calcext:value-type="float">
            <text:p>31</text:p>
          </table:table-cell>
          <table:table-cell table:formula="of:=(1-POWER(1-[.$G$1];[.J32]))" office:value-type="float" office:value="0.267696630345603" calcext:value-type="float">
            <text:p>0.267696630345603</text:p>
          </table:table-cell>
          <table:table-cell table:formula="of:=[.$G$1]/[.J32]" office:value-type="float" office:value="0.00032258064516129" calcext:value-type="float">
            <text:p>0.00032258064516129</text:p>
          </table:table-cell>
          <table:table-cell table:formula="of:=(1-POWER(1-[.L32];[.J32]))" office:value-type="float" office:value="0.00995176344760806" calcext:value-type="float">
            <text:p>0.0099517634476080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32" calcext:value-type="float">
            <text:p>32</text:p>
          </table:table-cell>
          <table:table-cell table:formula="of:=(1-POWER(1-[.$G$1];[.J33]))" office:value-type="float" office:value="0.275019664042147" calcext:value-type="float">
            <text:p>0.275019664042147</text:p>
          </table:table-cell>
          <table:table-cell table:formula="of:=[.$G$1]/[.J33]" office:value-type="float" office:value="0.0003125" calcext:value-type="float">
            <text:p>0.0003125</text:p>
          </table:table-cell>
          <table:table-cell table:formula="of:=(1-POWER(1-[.L33];[.J33]))" office:value-type="float" office:value="0.00995171352484703" calcext:value-type="float">
            <text:p>0.00995171352484703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33" calcext:value-type="float">
            <text:p>33</text:p>
          </table:table-cell>
          <table:table-cell table:formula="of:=(1-POWER(1-[.$G$1];[.J34]))" office:value-type="float" office:value="0.282269467401725" calcext:value-type="float">
            <text:p>0.282269467401725</text:p>
          </table:table-cell>
          <table:table-cell table:formula="of:=[.$G$1]/[.J34]" office:value-type="float" office:value="0.000303030303030303" calcext:value-type="float">
            <text:p>0.000303030303030303</text:p>
          </table:table-cell>
          <table:table-cell table:formula="of:=(1-POWER(1-[.L34];[.J34]))" office:value-type="float" office:value="0.00995166662831348" calcext:value-type="float">
            <text:p>0.00995166662831348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34" calcext:value-type="float">
            <text:p>34</text:p>
          </table:table-cell>
          <table:table-cell table:formula="of:=(1-POWER(1-[.$G$1];[.J35]))" office:value-type="float" office:value="0.289446772727708" calcext:value-type="float">
            <text:p>0.289446772727708</text:p>
          </table:table-cell>
          <table:table-cell table:formula="of:=[.$G$1]/[.J35]" office:value-type="float" office:value="0.000294117647058824" calcext:value-type="float">
            <text:p>0.000294117647058824</text:p>
          </table:table-cell>
          <table:table-cell table:formula="of:=(1-POWER(1-[.L35];[.J35]))" office:value-type="float" office:value="0.00995162249094184" calcext:value-type="float">
            <text:p>0.00995162249094184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35" calcext:value-type="float">
            <text:p>35</text:p>
          </table:table-cell>
          <table:table-cell table:formula="of:=(1-POWER(1-[.$G$1];[.J36]))" office:value-type="float" office:value="0.296552305000431" calcext:value-type="float">
            <text:p>0.296552305000431</text:p>
          </table:table-cell>
          <table:table-cell table:formula="of:=[.$G$1]/[.J36]" office:value-type="float" office:value="0.000285714285714286" calcext:value-type="float">
            <text:p>0.000285714285714286</text:p>
          </table:table-cell>
          <table:table-cell table:formula="of:=(1-POWER(1-[.L36];[.J36]))" office:value-type="float" office:value="0.00995158087618742" calcext:value-type="float">
            <text:p>0.00995158087618742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36" calcext:value-type="float">
            <text:p>36</text:p>
          </table:table-cell>
          <table:table-cell table:formula="of:=(1-POWER(1-[.$G$1];[.J37]))" office:value-type="float" office:value="0.303586781950427" calcext:value-type="float">
            <text:p>0.303586781950427</text:p>
          </table:table-cell>
          <table:table-cell table:formula="of:=[.$G$1]/[.J37]" office:value-type="float" office:value="0.000277777777777778" calcext:value-type="float">
            <text:p>0.000277777777777778</text:p>
          </table:table-cell>
          <table:table-cell table:formula="of:=(1-POWER(1-[.L37];[.J37]))" office:value-type="float" office:value="0.0099515415737873" calcext:value-type="float">
            <text:p>0.0099515415737873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37" calcext:value-type="float">
            <text:p>37</text:p>
          </table:table-cell>
          <table:table-cell table:formula="of:=(1-POWER(1-[.$G$1];[.J38]))" office:value-type="float" office:value="0.310550914130922" calcext:value-type="float">
            <text:p>0.310550914130922</text:p>
          </table:table-cell>
          <table:table-cell table:formula="of:=[.$G$1]/[.J38]" office:value-type="float" office:value="0.00027027027027027" calcext:value-type="float">
            <text:p>0.00027027027027027</text:p>
          </table:table-cell>
          <table:table-cell table:formula="of:=(1-POWER(1-[.L38];[.J38]))" office:value-type="float" office:value="0.00995150439622117" calcext:value-type="float">
            <text:p>0.00995150439622117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38" calcext:value-type="float">
            <text:p>38</text:p>
          </table:table-cell>
          <table:table-cell table:formula="of:=(1-POWER(1-[.$G$1];[.J39]))" office:value-type="float" office:value="0.317445404989613" calcext:value-type="float">
            <text:p>0.317445404989613</text:p>
          </table:table-cell>
          <table:table-cell table:formula="of:=[.$G$1]/[.J39]" office:value-type="float" office:value="0.000263157894736842" calcext:value-type="float">
            <text:p>0.000263157894736842</text:p>
          </table:table-cell>
          <table:table-cell table:formula="of:=(1-POWER(1-[.L39];[.J39]))" office:value-type="float" office:value="0.00995146917571321" calcext:value-type="float">
            <text:p>0.0099514691757132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39" calcext:value-type="float">
            <text:p>39</text:p>
          </table:table-cell>
          <table:table-cell table:formula="of:=(1-POWER(1-[.$G$1];[.J40]))" office:value-type="float" office:value="0.324270950939717" calcext:value-type="float">
            <text:p>0.324270950939717</text:p>
          </table:table-cell>
          <table:table-cell table:formula="of:=[.$G$1]/[.J40]" office:value-type="float" office:value="0.000256410256410256" calcext:value-type="float">
            <text:p>0.000256410256410256</text:p>
          </table:table-cell>
          <table:table-cell table:formula="of:=(1-POWER(1-[.L40];[.J40]))" office:value-type="float" office:value="0.00995143576169011" calcext:value-type="float">
            <text:p>0.0099514357616901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40" calcext:value-type="float">
            <text:p>40</text:p>
          </table:table-cell>
          <table:table-cell table:formula="of:=(1-POWER(1-[.$G$1];[.J41]))" office:value-type="float" office:value="0.33102824143032" calcext:value-type="float">
            <text:p>0.33102824143032</text:p>
          </table:table-cell>
          <table:table-cell table:formula="of:=[.$G$1]/[.J41]" office:value-type="float" office:value="0.00025" calcext:value-type="float">
            <text:p>0.00025</text:p>
          </table:table-cell>
          <table:table-cell table:formula="of:=(1-POWER(1-[.L41];[.J41]))" office:value-type="float" office:value="0.00995140401864836" calcext:value-type="float">
            <text:p>0.0099514040186483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41" calcext:value-type="float">
            <text:p>41</text:p>
          </table:table-cell>
          <table:table-cell table:formula="of:=(1-POWER(1-[.$G$1];[.J42]))" office:value-type="float" office:value="0.337717959016017" calcext:value-type="float">
            <text:p>0.337717959016017</text:p>
          </table:table-cell>
          <table:table-cell table:formula="of:=[.$G$1]/[.J42]" office:value-type="float" office:value="0.00024390243902439" calcext:value-type="float">
            <text:p>0.00024390243902439</text:p>
          </table:table-cell>
          <table:table-cell table:formula="of:=(1-POWER(1-[.L42];[.J42]))" office:value-type="float" office:value="0.00995137382429912" calcext:value-type="float">
            <text:p>0.00995137382429912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42" calcext:value-type="float">
            <text:p>42</text:p>
          </table:table-cell>
          <table:table-cell table:formula="of:=(1-POWER(1-[.$G$1];[.J43]))" office:value-type="float" office:value="0.344340779425856" calcext:value-type="float">
            <text:p>0.344340779425856</text:p>
          </table:table-cell>
          <table:table-cell table:formula="of:=[.$G$1]/[.J43]" office:value-type="float" office:value="0.000238095238095238" calcext:value-type="float">
            <text:p>0.000238095238095238</text:p>
          </table:table-cell>
          <table:table-cell table:formula="of:=(1-POWER(1-[.L43];[.J43]))" office:value-type="float" office:value="0.00995134506800322" calcext:value-type="float">
            <text:p>0.00995134506800322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43" calcext:value-type="float">
            <text:p>43</text:p>
          </table:table-cell>
          <table:table-cell table:formula="of:=(1-POWER(1-[.$G$1];[.J44]))" office:value-type="float" office:value="0.350897371631598" calcext:value-type="float">
            <text:p>0.350897371631598</text:p>
          </table:table-cell>
          <table:table-cell table:formula="of:=[.$G$1]/[.J44]" office:value-type="float" office:value="0.000232558139534884" calcext:value-type="float">
            <text:p>0.000232558139534884</text:p>
          </table:table-cell>
          <table:table-cell table:formula="of:=(1-POWER(1-[.L44];[.J44]))" office:value-type="float" office:value="0.00995131764941637" calcext:value-type="float">
            <text:p>0.00995131764941637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44" calcext:value-type="float">
            <text:p>44</text:p>
          </table:table-cell>
          <table:table-cell table:formula="of:=(1-POWER(1-[.$G$1];[.J45]))" office:value-type="float" office:value="0.357388397915282" calcext:value-type="float">
            <text:p>0.357388397915282</text:p>
          </table:table-cell>
          <table:table-cell table:formula="of:=[.$G$1]/[.J45]" office:value-type="float" office:value="0.000227272727272727" calcext:value-type="float">
            <text:p>0.000227272727272727</text:p>
          </table:table-cell>
          <table:table-cell table:formula="of:=(1-POWER(1-[.L45];[.J45]))" office:value-type="float" office:value="0.00995129147731466" calcext:value-type="float">
            <text:p>0.0099512914773146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45" calcext:value-type="float">
            <text:p>45</text:p>
          </table:table-cell>
          <table:table-cell table:formula="of:=(1-POWER(1-[.$G$1];[.J46]))" office:value-type="float" office:value="0.363814513936129" calcext:value-type="float">
            <text:p>0.363814513936129</text:p>
          </table:table-cell>
          <table:table-cell table:formula="of:=[.$G$1]/[.J46]" office:value-type="float" office:value="0.000222222222222222" calcext:value-type="float">
            <text:p>0.000222222222222222</text:p>
          </table:table-cell>
          <table:table-cell table:formula="of:=(1-POWER(1-[.L46];[.J46]))" office:value-type="float" office:value="0.00995126646859035" calcext:value-type="float">
            <text:p>0.00995126646859035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46" calcext:value-type="float">
            <text:p>46</text:p>
          </table:table-cell>
          <table:table-cell table:formula="of:=(1-POWER(1-[.$G$1];[.J47]))" office:value-type="float" office:value="0.370176368796768" calcext:value-type="float">
            <text:p>0.370176368796768</text:p>
          </table:table-cell>
          <table:table-cell table:formula="of:=[.$G$1]/[.J47]" office:value-type="float" office:value="0.000217391304347826" calcext:value-type="float">
            <text:p>0.000217391304347826</text:p>
          </table:table-cell>
          <table:table-cell table:formula="of:=(1-POWER(1-[.L47];[.J47]))" office:value-type="float" office:value="0.00995124254735891" calcext:value-type="float">
            <text:p>0.0099512425473589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47" calcext:value-type="float">
            <text:p>47</text:p>
          </table:table-cell>
          <table:table-cell table:formula="of:=(1-POWER(1-[.$G$1];[.J48]))" office:value-type="float" office:value="0.3764746051088" calcext:value-type="float">
            <text:p>0.3764746051088</text:p>
          </table:table-cell>
          <table:table-cell table:formula="of:=[.$G$1]/[.J48]" office:value-type="float" office:value="0.000212765957446809" calcext:value-type="float">
            <text:p>0.000212765957446809</text:p>
          </table:table-cell>
          <table:table-cell table:formula="of:=(1-POWER(1-[.L48];[.J48]))" office:value-type="float" office:value="0.00995121964419499" calcext:value-type="float">
            <text:p>0.00995121964419499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48" calcext:value-type="float">
            <text:p>48</text:p>
          </table:table-cell>
          <table:table-cell table:formula="of:=(1-POWER(1-[.$G$1];[.J49]))" office:value-type="float" office:value="0.382709859057712" calcext:value-type="float">
            <text:p>0.382709859057712</text:p>
          </table:table-cell>
          <table:table-cell table:formula="of:=[.$G$1]/[.J49]" office:value-type="float" office:value="0.000208333333333333" calcext:value-type="float">
            <text:p>0.000208333333333333</text:p>
          </table:table-cell>
          <table:table-cell table:formula="of:=(1-POWER(1-[.L49];[.J49]))" office:value-type="float" office:value="0.00995119769546515" calcext:value-type="float">
            <text:p>0.00995119769546515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49" calcext:value-type="float">
            <text:p>49</text:p>
          </table:table-cell>
          <table:table-cell table:formula="of:=(1-POWER(1-[.$G$1];[.J50]))" office:value-type="float" office:value="0.388882760467135" calcext:value-type="float">
            <text:p>0.388882760467135</text:p>
          </table:table-cell>
          <table:table-cell table:formula="of:=[.$G$1]/[.J50]" office:value-type="float" office:value="0.000204081632653061" calcext:value-type="float">
            <text:p>0.000204081632653061</text:p>
          </table:table-cell>
          <table:table-cell table:formula="of:=(1-POWER(1-[.L50];[.J50]))" office:value-type="float" office:value="0.00995117664271961" calcext:value-type="float">
            <text:p>0.0099511766427196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50" calcext:value-type="float">
            <text:p>50</text:p>
          </table:table-cell>
          <table:table-cell table:formula="of:=(1-POWER(1-[.$G$1];[.J51]))" office:value-type="float" office:value="0.394993932862464" calcext:value-type="float">
            <text:p>0.394993932862464</text:p>
          </table:table-cell>
          <table:table-cell table:formula="of:=[.$G$1]/[.J51]" office:value-type="float" office:value="0.0002" calcext:value-type="float">
            <text:p>0.0002</text:p>
          </table:table-cell>
          <table:table-cell table:formula="of:=(1-POWER(1-[.L51];[.J51]))" office:value-type="float" office:value="0.00995115643219591" calcext:value-type="float">
            <text:p>0.0099511564321959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51" calcext:value-type="float">
            <text:p>51</text:p>
          </table:table-cell>
          <table:table-cell table:formula="of:=(1-POWER(1-[.$G$1];[.J52]))" office:value-type="float" office:value="0.401043993533839" calcext:value-type="float">
            <text:p>0.401043993533839</text:p>
          </table:table-cell>
          <table:table-cell table:formula="of:=[.$G$1]/[.J52]" office:value-type="float" office:value="0.000196078431372549" calcext:value-type="float">
            <text:p>0.000196078431372549</text:p>
          </table:table-cell>
          <table:table-cell table:formula="of:=(1-POWER(1-[.L52];[.J52]))" office:value-type="float" office:value="0.00995113701434947" calcext:value-type="float">
            <text:p>0.00995113701434947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52" calcext:value-type="float">
            <text:p>52</text:p>
          </table:table-cell>
          <table:table-cell table:formula="of:=(1-POWER(1-[.$G$1];[.J53]))" office:value-type="float" office:value="0.407033553598501" calcext:value-type="float">
            <text:p>0.407033553598501</text:p>
          </table:table-cell>
          <table:table-cell table:formula="of:=[.$G$1]/[.J53]" office:value-type="float" office:value="0.000192307692307692" calcext:value-type="float">
            <text:p>0.000192307692307692</text:p>
          </table:table-cell>
          <table:table-cell table:formula="of:=(1-POWER(1-[.L53];[.J53]))" office:value-type="float" office:value="0.00995111834343443" calcext:value-type="float">
            <text:p>0.00995111834343443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53" calcext:value-type="float">
            <text:p>53</text:p>
          </table:table-cell>
          <table:table-cell table:formula="of:=(1-POWER(1-[.$G$1];[.J54]))" office:value-type="float" office:value="0.412963218062516" calcext:value-type="float">
            <text:p>0.412963218062516</text:p>
          </table:table-cell>
          <table:table-cell table:formula="of:=[.$G$1]/[.J54]" office:value-type="float" office:value="0.000188679245283019" calcext:value-type="float">
            <text:p>0.000188679245283019</text:p>
          </table:table-cell>
          <table:table-cell table:formula="of:=(1-POWER(1-[.L54];[.J54]))" office:value-type="float" office:value="0.00995110037716873" calcext:value-type="float">
            <text:p>0.00995110037716873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54" calcext:value-type="float">
            <text:p>54</text:p>
          </table:table-cell>
          <table:table-cell table:formula="of:=(1-POWER(1-[.$G$1];[.J55]))" office:value-type="float" office:value="0.41883358588189" calcext:value-type="float">
            <text:p>0.41883358588189</text:p>
          </table:table-cell>
          <table:table-cell table:formula="of:=[.$G$1]/[.J55]" office:value-type="float" office:value="0.000185185185185185" calcext:value-type="float">
            <text:p>0.000185185185185185</text:p>
          </table:table-cell>
          <table:table-cell table:formula="of:=(1-POWER(1-[.L55];[.J55]))" office:value-type="float" office:value="0.00995108307640613" calcext:value-type="float">
            <text:p>0.00995108307640613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55" calcext:value-type="float">
            <text:p>55</text:p>
          </table:table-cell>
          <table:table-cell table:formula="of:=(1-POWER(1-[.$G$1];[.J56]))" office:value-type="float" office:value="0.424645250023072" calcext:value-type="float">
            <text:p>0.424645250023072</text:p>
          </table:table-cell>
          <table:table-cell table:formula="of:=[.$G$1]/[.J56]" office:value-type="float" office:value="0.000181818181818182" calcext:value-type="float">
            <text:p>0.000181818181818182</text:p>
          </table:table-cell>
          <table:table-cell table:formula="of:=(1-POWER(1-[.L56];[.J56]))" office:value-type="float" office:value="0.0099510664048369" calcext:value-type="float">
            <text:p>0.0099510664048369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56" calcext:value-type="float">
            <text:p>56</text:p>
          </table:table-cell>
          <table:table-cell table:formula="of:=(1-POWER(1-[.$G$1];[.J57]))" office:value-type="float" office:value="0.430398797522841" calcext:value-type="float">
            <text:p>0.430398797522841</text:p>
          </table:table-cell>
          <table:table-cell table:formula="of:=[.$G$1]/[.J57]" office:value-type="float" office:value="0.000178571428571429" calcext:value-type="float">
            <text:p>0.000178571428571429</text:p>
          </table:table-cell>
          <table:table-cell table:formula="of:=(1-POWER(1-[.L57];[.J57]))" office:value-type="float" office:value="0.00995105032875443" calcext:value-type="float">
            <text:p>0.00995105032875443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57" calcext:value-type="float">
            <text:p>57</text:p>
          </table:table-cell>
          <table:table-cell table:formula="of:=(1-POWER(1-[.$G$1];[.J58]))" office:value-type="float" office:value="0.436094809547613" calcext:value-type="float">
            <text:p>0.436094809547613</text:p>
          </table:table-cell>
          <table:table-cell table:formula="of:=[.$G$1]/[.J58]" office:value-type="float" office:value="0.000175438596491228" calcext:value-type="float">
            <text:p>0.000175438596491228</text:p>
          </table:table-cell>
          <table:table-cell table:formula="of:=(1-POWER(1-[.L58];[.J58]))" office:value-type="float" office:value="0.00995103481680815" calcext:value-type="float">
            <text:p>0.00995103481680815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58" calcext:value-type="float">
            <text:p>58</text:p>
          </table:table-cell>
          <table:table-cell table:formula="of:=(1-POWER(1-[.$G$1];[.J59]))" office:value-type="float" office:value="0.441733861452136" calcext:value-type="float">
            <text:p>0.441733861452136</text:p>
          </table:table-cell>
          <table:table-cell table:formula="of:=[.$G$1]/[.J59]" office:value-type="float" office:value="0.000172413793103448" calcext:value-type="float">
            <text:p>0.000172413793103448</text:p>
          </table:table-cell>
          <table:table-cell table:formula="of:=(1-POWER(1-[.L59];[.J59]))" office:value-type="float" office:value="0.00995101983981228" calcext:value-type="float">
            <text:p>0.00995101983981228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59" calcext:value-type="float">
            <text:p>59</text:p>
          </table:table-cell>
          <table:table-cell table:formula="of:=(1-POWER(1-[.$G$1];[.J60]))" office:value-type="float" office:value="0.447316522837615" calcext:value-type="float">
            <text:p>0.447316522837615</text:p>
          </table:table-cell>
          <table:table-cell table:formula="of:=[.$G$1]/[.J60]" office:value-type="float" office:value="0.000169491525423729" calcext:value-type="float">
            <text:p>0.000169491525423729</text:p>
          </table:table-cell>
          <table:table-cell table:formula="of:=(1-POWER(1-[.L60];[.J60]))" office:value-type="float" office:value="0.00995100537057947" calcext:value-type="float">
            <text:p>0.00995100537057947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60" calcext:value-type="float">
            <text:p>60</text:p>
          </table:table-cell>
          <table:table-cell table:formula="of:=(1-POWER(1-[.$G$1];[.J61]))" office:value-type="float" office:value="0.452843357609239" calcext:value-type="float">
            <text:p>0.452843357609239</text:p>
          </table:table-cell>
          <table:table-cell table:formula="of:=[.$G$1]/[.J61]" office:value-type="float" office:value="0.000166666666666667" calcext:value-type="float">
            <text:p>0.000166666666666667</text:p>
          </table:table-cell>
          <table:table-cell table:formula="of:=(1-POWER(1-[.L61];[.J61]))" office:value-type="float" office:value="0.00995099138369793" calcext:value-type="float">
            <text:p>0.00995099138369793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61" calcext:value-type="float">
            <text:p>61</text:p>
          </table:table-cell>
          <table:table-cell table:formula="of:=(1-POWER(1-[.$G$1];[.J62]))" office:value-type="float" office:value="0.458314924033146" calcext:value-type="float">
            <text:p>0.458314924033146</text:p>
          </table:table-cell>
          <table:table-cell table:formula="of:=[.$G$1]/[.J62]" office:value-type="float" office:value="0.000163934426229508" calcext:value-type="float">
            <text:p>0.000163934426229508</text:p>
          </table:table-cell>
          <table:table-cell table:formula="of:=(1-POWER(1-[.L62];[.J62]))" office:value-type="float" office:value="0.00995097785545884" calcext:value-type="float">
            <text:p>0.00995097785545884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62" calcext:value-type="float">
            <text:p>62</text:p>
          </table:table-cell>
          <table:table-cell table:formula="of:=(1-POWER(1-[.$G$1];[.J63]))" office:value-type="float" office:value="0.463731774792815" calcext:value-type="float">
            <text:p>0.463731774792815</text:p>
          </table:table-cell>
          <table:table-cell table:formula="of:=[.$G$1]/[.J63]" office:value-type="float" office:value="0.000161290322580645" calcext:value-type="float">
            <text:p>0.000161290322580645</text:p>
          </table:table-cell>
          <table:table-cell table:formula="of:=(1-POWER(1-[.L63];[.J63]))" office:value-type="float" office:value="0.00995096476365576" calcext:value-type="float">
            <text:p>0.0099509647636557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63" calcext:value-type="float">
            <text:p>63</text:p>
          </table:table-cell>
          <table:table-cell table:formula="of:=(1-POWER(1-[.$G$1];[.J64]))" office:value-type="float" office:value="0.469094457044887" calcext:value-type="float">
            <text:p>0.469094457044887</text:p>
          </table:table-cell>
          <table:table-cell table:formula="of:=[.$G$1]/[.J64]" office:value-type="float" office:value="0.000158730158730159" calcext:value-type="float">
            <text:p>0.000158730158730159</text:p>
          </table:table-cell>
          <table:table-cell table:formula="of:=(1-POWER(1-[.L64];[.J64]))" office:value-type="float" office:value="0.0099509520875134" calcext:value-type="float">
            <text:p>0.0099509520875134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64" calcext:value-type="float">
            <text:p>64</text:p>
          </table:table-cell>
          <table:table-cell table:formula="of:=(1-POWER(1-[.$G$1];[.J65]))" office:value-type="float" office:value="0.474403512474438" calcext:value-type="float">
            <text:p>0.474403512474438</text:p>
          </table:table-cell>
          <table:table-cell table:formula="of:=[.$G$1]/[.J65]" office:value-type="float" office:value="0.00015625" calcext:value-type="float">
            <text:p>0.00015625</text:p>
          </table:table-cell>
          <table:table-cell table:formula="of:=(1-POWER(1-[.L65];[.J65]))" office:value-type="float" office:value="0.00995093980754025" calcext:value-type="float">
            <text:p>0.00995093980754025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65" calcext:value-type="float">
            <text:p>65</text:p>
          </table:table-cell>
          <table:table-cell table:formula="of:=(1-POWER(1-[.$G$1];[.J66]))" office:value-type="float" office:value="0.479659477349694" calcext:value-type="float">
            <text:p>0.479659477349694</text:p>
          </table:table-cell>
          <table:table-cell table:formula="of:=[.$G$1]/[.J66]" office:value-type="float" office:value="0.000153846153846154" calcext:value-type="float">
            <text:p>0.000153846153846154</text:p>
          </table:table-cell>
          <table:table-cell table:formula="of:=(1-POWER(1-[.L66];[.J66]))" office:value-type="float" office:value="0.00995092790545471" calcext:value-type="float">
            <text:p>0.0099509279054547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66" calcext:value-type="float">
            <text:p>66</text:p>
          </table:table-cell>
          <table:table-cell table:formula="of:=(1-POWER(1-[.$G$1];[.J67]))" office:value-type="float" office:value="0.484862882576197" calcext:value-type="float">
            <text:p>0.484862882576197</text:p>
          </table:table-cell>
          <table:table-cell table:formula="of:=[.$G$1]/[.J67]" office:value-type="float" office:value="0.000151515151515152" calcext:value-type="float">
            <text:p>0.000151515151515152</text:p>
          </table:table-cell>
          <table:table-cell table:formula="of:=(1-POWER(1-[.L67];[.J67]))" office:value-type="float" office:value="0.00995091636406886" calcext:value-type="float">
            <text:p>0.0099509163640688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67" calcext:value-type="float">
            <text:p>67</text:p>
          </table:table-cell>
          <table:table-cell table:formula="of:=(1-POWER(1-[.$G$1];[.J68]))" office:value-type="float" office:value="0.490014253750435" calcext:value-type="float">
            <text:p>0.490014253750435</text:p>
          </table:table-cell>
          <table:table-cell table:formula="of:=[.$G$1]/[.J68]" office:value-type="float" office:value="0.000149253731343284" calcext:value-type="float">
            <text:p>0.000149253731343284</text:p>
          </table:table-cell>
          <table:table-cell table:formula="of:=(1-POWER(1-[.L68];[.J68]))" office:value-type="float" office:value="0.00995090516724406" calcext:value-type="float">
            <text:p>0.0099509051672440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68" calcext:value-type="float">
            <text:p>68</text:p>
          </table:table-cell>
          <table:table-cell table:formula="of:=(1-POWER(1-[.$G$1];[.J69]))" office:value-type="float" office:value="0.49511411121293" calcext:value-type="float">
            <text:p>0.49511411121293</text:p>
          </table:table-cell>
          <table:table-cell table:formula="of:=[.$G$1]/[.J69]" office:value-type="float" office:value="0.000147058823529412" calcext:value-type="float">
            <text:p>0.000147058823529412</text:p>
          </table:table-cell>
          <table:table-cell table:formula="of:=(1-POWER(1-[.L69];[.J69]))" office:value-type="float" office:value="0.00995089429975993" calcext:value-type="float">
            <text:p>0.00995089429975993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69" calcext:value-type="float">
            <text:p>69</text:p>
          </table:table-cell>
          <table:table-cell table:formula="of:=(1-POWER(1-[.$G$1];[.J70]))" office:value-type="float" office:value="0.500162970100801" calcext:value-type="float">
            <text:p>0.500162970100801</text:p>
          </table:table-cell>
          <table:table-cell table:formula="of:=[.$G$1]/[.J70]" office:value-type="float" office:value="0.000144927536231884" calcext:value-type="float">
            <text:p>0.000144927536231884</text:p>
          </table:table-cell>
          <table:table-cell table:formula="of:=(1-POWER(1-[.L70];[.J70]))" office:value-type="float" office:value="0.00995088374730979" calcext:value-type="float">
            <text:p>0.00995088374730979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70" calcext:value-type="float">
            <text:p>70</text:p>
          </table:table-cell>
          <table:table-cell table:formula="of:=(1-POWER(1-[.$G$1];[.J71]))" office:value-type="float" office:value="0.505161340399793" calcext:value-type="float">
            <text:p>0.505161340399793</text:p>
          </table:table-cell>
          <table:table-cell table:formula="of:=[.$G$1]/[.J71]" office:value-type="float" office:value="0.000142857142857143" calcext:value-type="float">
            <text:p>0.000142857142857143</text:p>
          </table:table-cell>
          <table:table-cell table:formula="of:=(1-POWER(1-[.L71];[.J71]))" office:value-type="float" office:value="0.00995087349638735" calcext:value-type="float">
            <text:p>0.00995087349638735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71" calcext:value-type="float">
            <text:p>71</text:p>
          </table:table-cell>
          <table:table-cell table:formula="of:=(1-POWER(1-[.$G$1];[.J72]))" office:value-type="float" office:value="0.510109726995795" calcext:value-type="float">
            <text:p>0.510109726995795</text:p>
          </table:table-cell>
          <table:table-cell table:formula="of:=[.$G$1]/[.J72]" office:value-type="float" office:value="0.000140845070422535" calcext:value-type="float">
            <text:p>0.000140845070422535</text:p>
          </table:table-cell>
          <table:table-cell table:formula="of:=(1-POWER(1-[.L72];[.J72]))" office:value-type="float" office:value="0.00995086353425412" calcext:value-type="float">
            <text:p>0.00995086353425412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72" calcext:value-type="float">
            <text:p>72</text:p>
          </table:table-cell>
          <table:table-cell table:formula="of:=(1-POWER(1-[.$G$1];[.J73]))" office:value-type="float" office:value="0.515008629725837" calcext:value-type="float">
            <text:p>0.515008629725837</text:p>
          </table:table-cell>
          <table:table-cell table:formula="of:=[.$G$1]/[.J73]" office:value-type="float" office:value="0.000138888888888889" calcext:value-type="float">
            <text:p>0.000138888888888889</text:p>
          </table:table-cell>
          <table:table-cell table:formula="of:=(1-POWER(1-[.L73];[.J73]))" office:value-type="float" office:value="0.00995085384886874" calcext:value-type="float">
            <text:p>0.00995085384886874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73" calcext:value-type="float">
            <text:p>73</text:p>
          </table:table-cell>
          <table:table-cell table:formula="of:=(1-POWER(1-[.$G$1];[.J74]))" office:value-type="float" office:value="0.519858543428579" calcext:value-type="float">
            <text:p>0.519858543428579</text:p>
          </table:table-cell>
          <table:table-cell table:formula="of:=[.$G$1]/[.J74]" office:value-type="float" office:value="0.000136986301369863" calcext:value-type="float">
            <text:p>0.000136986301369863</text:p>
          </table:table-cell>
          <table:table-cell table:formula="of:=(1-POWER(1-[.L74];[.J74]))" office:value-type="float" office:value="0.00995084442885608" calcext:value-type="float">
            <text:p>0.00995084442885608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74" calcext:value-type="float">
            <text:p>74</text:p>
          </table:table-cell>
          <table:table-cell table:formula="of:=(1-POWER(1-[.$G$1];[.J75]))" office:value-type="float" office:value="0.524659957994293" calcext:value-type="float">
            <text:p>0.524659957994293</text:p>
          </table:table-cell>
          <table:table-cell table:formula="of:=[.$G$1]/[.J75]" office:value-type="float" office:value="0.000135135135135135" calcext:value-type="float">
            <text:p>0.000135135135135135</text:p>
          </table:table-cell>
          <table:table-cell table:formula="of:=(1-POWER(1-[.L75];[.J75]))" office:value-type="float" office:value="0.0099508352634724" calcext:value-type="float">
            <text:p>0.0099508352634724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75" calcext:value-type="float">
            <text:p>75</text:p>
          </table:table-cell>
          <table:table-cell table:formula="of:=(1-POWER(1-[.$G$1];[.J76]))" office:value-type="float" office:value="0.52941335841435" calcext:value-type="float">
            <text:p>0.52941335841435</text:p>
          </table:table-cell>
          <table:table-cell table:formula="of:=[.$G$1]/[.J76]" office:value-type="float" office:value="0.000133333333333333" calcext:value-type="float">
            <text:p>0.000133333333333333</text:p>
          </table:table-cell>
          <table:table-cell table:formula="of:=(1-POWER(1-[.L76];[.J76]))" office:value-type="float" office:value="0.00995082634250877" calcext:value-type="float">
            <text:p>0.00995082634250877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76" calcext:value-type="float">
            <text:p>76</text:p>
          </table:table-cell>
          <table:table-cell table:formula="of:=(1-POWER(1-[.$G$1];[.J77]))" office:value-type="float" office:value="0.534119224830207" calcext:value-type="float">
            <text:p>0.534119224830207</text:p>
          </table:table-cell>
          <table:table-cell table:formula="of:=[.$G$1]/[.J77]" office:value-type="float" office:value="0.000131578947368421" calcext:value-type="float">
            <text:p>0.000131578947368421</text:p>
          </table:table-cell>
          <table:table-cell table:formula="of:=(1-POWER(1-[.L77];[.J77]))" office:value-type="float" office:value="0.00995081765633021" calcext:value-type="float">
            <text:p>0.0099508176563302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77" calcext:value-type="float">
            <text:p>77</text:p>
          </table:table-cell>
          <table:table-cell table:formula="of:=(1-POWER(1-[.$G$1];[.J78]))" office:value-type="float" office:value="0.538778032581905" calcext:value-type="float">
            <text:p>0.538778032581905</text:p>
          </table:table-cell>
          <table:table-cell table:formula="of:=[.$G$1]/[.J78]" office:value-type="float" office:value="0.00012987012987013" calcext:value-type="float">
            <text:p>0.00012987012987013</text:p>
          </table:table-cell>
          <table:table-cell table:formula="of:=(1-POWER(1-[.L78];[.J78]))" office:value-type="float" office:value="0.0099508091957895" calcext:value-type="float">
            <text:p>0.0099508091957895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78" calcext:value-type="float">
            <text:p>78</text:p>
          </table:table-cell>
          <table:table-cell table:formula="of:=(1-POWER(1-[.$G$1];[.J79]))" office:value-type="float" office:value="0.543390252256086" calcext:value-type="float">
            <text:p>0.543390252256086</text:p>
          </table:table-cell>
          <table:table-cell table:formula="of:=[.$G$1]/[.J79]" office:value-type="float" office:value="0.000128205128205128" calcext:value-type="float">
            <text:p>0.000128205128205128</text:p>
          </table:table-cell>
          <table:table-cell table:formula="of:=(1-POWER(1-[.L79];[.J79]))" office:value-type="float" office:value="0.00995080095220469" calcext:value-type="float">
            <text:p>0.00995080095220469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79" calcext:value-type="float">
            <text:p>79</text:p>
          </table:table-cell>
          <table:table-cell table:formula="of:=(1-POWER(1-[.$G$1];[.J80]))" office:value-type="float" office:value="0.547956349733525" calcext:value-type="float">
            <text:p>0.547956349733525</text:p>
          </table:table-cell>
          <table:table-cell table:formula="of:=[.$G$1]/[.J80]" office:value-type="float" office:value="0.000126582278481013" calcext:value-type="float">
            <text:p>0.000126582278481013</text:p>
          </table:table-cell>
          <table:table-cell table:formula="of:=(1-POWER(1-[.L80];[.J80]))" office:value-type="float" office:value="0.0099507929173398" calcext:value-type="float">
            <text:p>0.0099507929173398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80" calcext:value-type="float">
            <text:p>80</text:p>
          </table:table-cell>
          <table:table-cell table:formula="of:=(1-POWER(1-[.$G$1];[.J81]))" office:value-type="float" office:value="0.55247678623619" calcext:value-type="float">
            <text:p>0.55247678623619</text:p>
          </table:table-cell>
          <table:table-cell table:formula="of:=[.$G$1]/[.J81]" office:value-type="float" office:value="0.000125" calcext:value-type="float">
            <text:p>0.000125</text:p>
          </table:table-cell>
          <table:table-cell table:formula="of:=(1-POWER(1-[.L81];[.J81]))" office:value-type="float" office:value="0.00995078508335789" calcext:value-type="float">
            <text:p>0.00995078508335789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81" calcext:value-type="float">
            <text:p>81</text:p>
          </table:table-cell>
          <table:table-cell table:formula="of:=(1-POWER(1-[.$G$1];[.J82]))" office:value-type="float" office:value="0.556952018373828" calcext:value-type="float">
            <text:p>0.556952018373828</text:p>
          </table:table-cell>
          <table:table-cell table:formula="of:=[.$G$1]/[.J82]" office:value-type="float" office:value="0.000123456790123457" calcext:value-type="float">
            <text:p>0.000123456790123457</text:p>
          </table:table-cell>
          <table:table-cell table:formula="of:=(1-POWER(1-[.L82];[.J82]))" office:value-type="float" office:value="0.00995077744282291" calcext:value-type="float">
            <text:p>0.0099507774428229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82" calcext:value-type="float">
            <text:p>82</text:p>
          </table:table-cell>
          <table:table-cell table:formula="of:=(1-POWER(1-[.$G$1];[.J83]))" office:value-type="float" office:value="0.561382498190089" calcext:value-type="float">
            <text:p>0.561382498190089</text:p>
          </table:table-cell>
          <table:table-cell table:formula="of:=[.$G$1]/[.J83]" office:value-type="float" office:value="0.000121951219512195" calcext:value-type="float">
            <text:p>0.000121951219512195</text:p>
          </table:table-cell>
          <table:table-cell table:formula="of:=(1-POWER(1-[.L83];[.J83]))" office:value-type="float" office:value="0.00995076998865574" calcext:value-type="float">
            <text:p>0.00995076998865574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83" calcext:value-type="float">
            <text:p>83</text:p>
          </table:table-cell>
          <table:table-cell table:formula="of:=(1-POWER(1-[.$G$1];[.J84]))" office:value-type="float" office:value="0.565768673208188" calcext:value-type="float">
            <text:p>0.565768673208188</text:p>
          </table:table-cell>
          <table:table-cell table:formula="of:=[.$G$1]/[.J84]" office:value-type="float" office:value="0.000120481927710843" calcext:value-type="float">
            <text:p>0.000120481927710843</text:p>
          </table:table-cell>
          <table:table-cell table:formula="of:=(1-POWER(1-[.L84];[.J84]))" office:value-type="float" office:value="0.00995076271412521" calcext:value-type="float">
            <text:p>0.0099507627141252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84" calcext:value-type="float">
            <text:p>84</text:p>
          </table:table-cell>
          <table:table-cell table:formula="of:=(1-POWER(1-[.$G$1];[.J85]))" office:value-type="float" office:value="0.570110986476107" calcext:value-type="float">
            <text:p>0.570110986476107</text:p>
          </table:table-cell>
          <table:table-cell table:formula="of:=[.$G$1]/[.J85]" office:value-type="float" office:value="0.000119047619047619" calcext:value-type="float">
            <text:p>0.000119047619047619</text:p>
          </table:table-cell>
          <table:table-cell table:formula="of:=(1-POWER(1-[.L85];[.J85]))" office:value-type="float" office:value="0.00995075561280523" calcext:value-type="float">
            <text:p>0.00995075561280523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85" calcext:value-type="float">
            <text:p>85</text:p>
          </table:table-cell>
          <table:table-cell table:formula="of:=(1-POWER(1-[.$G$1];[.J86]))" office:value-type="float" office:value="0.574409876611346" calcext:value-type="float">
            <text:p>0.574409876611346</text:p>
          </table:table-cell>
          <table:table-cell table:formula="of:=[.$G$1]/[.J86]" office:value-type="float" office:value="0.000117647058823529" calcext:value-type="float">
            <text:p>0.000117647058823529</text:p>
          </table:table-cell>
          <table:table-cell table:formula="of:=(1-POWER(1-[.L86];[.J86]))" office:value-type="float" office:value="0.00995074867859902" calcext:value-type="float">
            <text:p>0.00995074867859902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86" calcext:value-type="float">
            <text:p>86</text:p>
          </table:table-cell>
          <table:table-cell table:formula="of:=(1-POWER(1-[.$G$1];[.J87]))" office:value-type="float" office:value="0.578665777845232" calcext:value-type="float">
            <text:p>0.578665777845232</text:p>
          </table:table-cell>
          <table:table-cell table:formula="of:=[.$G$1]/[.J87]" office:value-type="float" office:value="0.000116279069767442" calcext:value-type="float">
            <text:p>0.000116279069767442</text:p>
          </table:table-cell>
          <table:table-cell table:formula="of:=(1-POWER(1-[.L87];[.J87]))" office:value-type="float" office:value="0.00995074190565526" calcext:value-type="float">
            <text:p>0.0099507419056552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87" calcext:value-type="float">
            <text:p>87</text:p>
          </table:table-cell>
          <table:table-cell table:formula="of:=(1-POWER(1-[.$G$1];[.J88]))" office:value-type="float" office:value="0.58287912006678" calcext:value-type="float">
            <text:p>0.58287912006678</text:p>
          </table:table-cell>
          <table:table-cell table:formula="of:=[.$G$1]/[.J88]" office:value-type="float" office:value="0.000114942528735632" calcext:value-type="float">
            <text:p>0.000114942528735632</text:p>
          </table:table-cell>
          <table:table-cell table:formula="of:=(1-POWER(1-[.L88];[.J88]))" office:value-type="float" office:value="0.00995073528843415" calcext:value-type="float">
            <text:p>0.00995073528843415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88" calcext:value-type="float">
            <text:p>88</text:p>
          </table:table-cell>
          <table:table-cell table:formula="of:=(1-POWER(1-[.$G$1];[.J89]))" office:value-type="float" office:value="0.587050328866112" calcext:value-type="float">
            <text:p>0.587050328866112</text:p>
          </table:table-cell>
          <table:table-cell table:formula="of:=[.$G$1]/[.J89]" office:value-type="float" office:value="0.000113636363636364" calcext:value-type="float">
            <text:p>0.000113636363636364</text:p>
          </table:table-cell>
          <table:table-cell table:formula="of:=(1-POWER(1-[.L89];[.J89]))" office:value-type="float" office:value="0.00995072882160686" calcext:value-type="float">
            <text:p>0.0099507288216068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89" calcext:value-type="float">
            <text:p>89</text:p>
          </table:table-cell>
          <table:table-cell table:formula="of:=(1-POWER(1-[.$G$1];[.J90]))" office:value-type="float" office:value="0.591179825577451" calcext:value-type="float">
            <text:p>0.591179825577451</text:p>
          </table:table-cell>
          <table:table-cell table:formula="of:=[.$G$1]/[.J90]" office:value-type="float" office:value="0.000112359550561798" calcext:value-type="float">
            <text:p>0.000112359550561798</text:p>
          </table:table-cell>
          <table:table-cell table:formula="of:=(1-POWER(1-[.L90];[.J90]))" office:value-type="float" office:value="0.00995072250011198" calcext:value-type="float">
            <text:p>0.00995072250011198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90" calcext:value-type="float">
            <text:p>90</text:p>
          </table:table-cell>
          <table:table-cell table:formula="of:=(1-POWER(1-[.$G$1];[.J91]))" office:value-type="float" office:value="0.595268027321676" calcext:value-type="float">
            <text:p>0.595268027321676</text:p>
          </table:table-cell>
          <table:table-cell table:formula="of:=[.$G$1]/[.J91]" office:value-type="float" office:value="0.000111111111111111" calcext:value-type="float">
            <text:p>0.000111111111111111</text:p>
          </table:table-cell>
          <table:table-cell table:formula="of:=(1-POWER(1-[.L91];[.J91]))" office:value-type="float" office:value="0.00995071631910638" calcext:value-type="float">
            <text:p>0.00995071631910638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91" calcext:value-type="float">
            <text:p>91</text:p>
          </table:table-cell>
          <table:table-cell table:formula="of:=(1-POWER(1-[.$G$1];[.J92]))" office:value-type="float" office:value="0.59931534704846" calcext:value-type="float">
            <text:p>0.59931534704846</text:p>
          </table:table-cell>
          <table:table-cell table:formula="of:=[.$G$1]/[.J92]" office:value-type="float" office:value="0.00010989010989011" calcext:value-type="float">
            <text:p>0.00010989010989011</text:p>
          </table:table-cell>
          <table:table-cell table:formula="of:=(1-POWER(1-[.L92];[.J92]))" office:value-type="float" office:value="0.0099507102739671" calcext:value-type="float">
            <text:p>0.009950710273967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92" calcext:value-type="float">
            <text:p>92</text:p>
          </table:table-cell>
          <table:table-cell table:formula="of:=(1-POWER(1-[.$G$1];[.J93]))" office:value-type="float" office:value="0.603322193577975" calcext:value-type="float">
            <text:p>0.603322193577975</text:p>
          </table:table-cell>
          <table:table-cell table:formula="of:=[.$G$1]/[.J93]" office:value-type="float" office:value="0.000108695652173913" calcext:value-type="float">
            <text:p>0.000108695652173913</text:p>
          </table:table-cell>
          <table:table-cell table:formula="of:=(1-POWER(1-[.L93];[.J93]))" office:value-type="float" office:value="0.00995070436023671" calcext:value-type="float">
            <text:p>0.0099507043602367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93" calcext:value-type="float">
            <text:p>93</text:p>
          </table:table-cell>
          <table:table-cell table:formula="of:=(1-POWER(1-[.$G$1];[.J94]))" office:value-type="float" office:value="0.607288971642195" calcext:value-type="float">
            <text:p>0.607288971642195</text:p>
          </table:table-cell>
          <table:table-cell table:formula="of:=[.$G$1]/[.J94]" office:value-type="float" office:value="0.00010752688172043" calcext:value-type="float">
            <text:p>0.00010752688172043</text:p>
          </table:table-cell>
          <table:table-cell table:formula="of:=(1-POWER(1-[.L94];[.J94]))" office:value-type="float" office:value="0.00995069857370656" calcext:value-type="float">
            <text:p>0.00995069857370656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94" calcext:value-type="float">
            <text:p>94</text:p>
          </table:table-cell>
          <table:table-cell table:formula="of:=(1-POWER(1-[.$G$1];[.J95]))" office:value-type="float" office:value="0.611216081925773" calcext:value-type="float">
            <text:p>0.611216081925773</text:p>
          </table:table-cell>
          <table:table-cell table:formula="of:=[.$G$1]/[.J95]" office:value-type="float" office:value="0.000106382978723404" calcext:value-type="float">
            <text:p>0.000106382978723404</text:p>
          </table:table-cell>
          <table:table-cell table:formula="of:=(1-POWER(1-[.L95];[.J95]))" office:value-type="float" office:value="0.00995069291030037" calcext:value-type="float">
            <text:p>0.00995069291030037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95" calcext:value-type="float">
            <text:p>95</text:p>
          </table:table-cell>
          <table:table-cell table:formula="of:=(1-POWER(1-[.$G$1];[.J96]))" office:value-type="float" office:value="0.615103921106516" calcext:value-type="float">
            <text:p>0.615103921106516</text:p>
          </table:table-cell>
          <table:table-cell table:formula="of:=[.$G$1]/[.J96]" office:value-type="float" office:value="0.000105263157894737" calcext:value-type="float">
            <text:p>0.000105263157894737</text:p>
          </table:table-cell>
          <table:table-cell table:formula="of:=(1-POWER(1-[.L96];[.J96]))" office:value-type="float" office:value="0.00995068736612281" calcext:value-type="float">
            <text:p>0.0099506873661228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96" calcext:value-type="float">
            <text:p>96</text:p>
          </table:table-cell>
          <table:table-cell table:formula="of:=(1-POWER(1-[.$G$1];[.J97]))" office:value-type="float" office:value="0.61895288189545" calcext:value-type="float">
            <text:p>0.61895288189545</text:p>
          </table:table-cell>
          <table:table-cell table:formula="of:=[.$G$1]/[.J97]" office:value-type="float" office:value="0.000104166666666667" calcext:value-type="float">
            <text:p>0.000104166666666667</text:p>
          </table:table-cell>
          <table:table-cell table:formula="of:=(1-POWER(1-[.L97];[.J97]))" office:value-type="float" office:value="0.00995068193746618" calcext:value-type="float">
            <text:p>0.00995068193746618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97" calcext:value-type="float">
            <text:p>97</text:p>
          </table:table-cell>
          <table:table-cell table:formula="of:=(1-POWER(1-[.$G$1];[.J98]))" office:value-type="float" office:value="0.622763353076496" calcext:value-type="float">
            <text:p>0.622763353076496</text:p>
          </table:table-cell>
          <table:table-cell table:formula="of:=[.$G$1]/[.J98]" office:value-type="float" office:value="0.000103092783505155" calcext:value-type="float">
            <text:p>0.000103092783505155</text:p>
          </table:table-cell>
          <table:table-cell table:formula="of:=(1-POWER(1-[.L98];[.J98]))" office:value-type="float" office:value="0.00995067662074567" calcext:value-type="float">
            <text:p>0.00995067662074567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98" calcext:value-type="float">
            <text:p>98</text:p>
          </table:table-cell>
          <table:table-cell table:formula="of:=(1-POWER(1-[.$G$1];[.J99]))" office:value-type="float" office:value="0.626535719545731" calcext:value-type="float">
            <text:p>0.626535719545731</text:p>
          </table:table-cell>
          <table:table-cell table:formula="of:=[.$G$1]/[.J99]" office:value-type="float" office:value="0.000102040816326531" calcext:value-type="float">
            <text:p>0.000102040816326531</text:p>
          </table:table-cell>
          <table:table-cell table:formula="of:=(1-POWER(1-[.L99];[.J99]))" office:value-type="float" office:value="0.00995067141252903" calcext:value-type="float">
            <text:p>0.00995067141252903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99" calcext:value-type="float">
            <text:p>99</text:p>
          </table:table-cell>
          <table:table-cell table:formula="of:=(1-POWER(1-[.$G$1];[.J100]))" office:value-type="float" office:value="0.630270362350274" calcext:value-type="float">
            <text:p>0.630270362350274</text:p>
          </table:table-cell>
          <table:table-cell table:formula="of:=[.$G$1]/[.J100]" office:value-type="float" office:value="0.000101010101010101" calcext:value-type="float">
            <text:p>0.000101010101010101</text:p>
          </table:table-cell>
          <table:table-cell table:formula="of:=(1-POWER(1-[.L100];[.J100]))" office:value-type="float" office:value="0.00995066630954311" calcext:value-type="float">
            <text:p>0.00995066630954311</text:p>
          </table:table-cell>
          <table:table-cell table:number-columns-repeated="16371"/>
        </table:table-row>
        <table:table-row table:style-name="ro3">
          <table:table-cell table:number-columns-repeated="9"/>
          <table:table-cell office:value-type="float" office:value="100" calcext:value-type="float">
            <text:p>100</text:p>
          </table:table-cell>
          <table:table-cell table:formula="of:=(1-POWER(1-[.$G$1];[.J101]))" office:value-type="float" office:value="0.633967658726771" calcext:value-type="float">
            <text:p>0.633967658726771</text:p>
          </table:table-cell>
          <table:table-cell table:formula="of:=[.$G$1]/[.J101]" office:value-type="float" office:value="0.0001" calcext:value-type="float">
            <text:p>0.0001</text:p>
          </table:table-cell>
          <table:table-cell table:formula="of:=(1-POWER(1-[.L101];[.J101]))" office:value-type="float" office:value="0.0099506613086281" calcext:value-type="float">
            <text:p>0.0099506613086281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rt1" style:display-name="PageStyle_Char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t2" style:display-name="PageStyle_Char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k</meta:initial-creator>
    <meta:print-date>2019-02-27T23:40:47</meta:print-date>
    <meta:creation-date>2014-10-12T06:32:27</meta:creation-date>
    <dc:date>2025-07-25T13:45:20.878155515</dc:date>
    <meta:generator>LibreOffice/24.2.7.2$Linux_X86_64 LibreOffice_project/420$Build-2</meta:generator>
    <meta:editing-duration>PT1M28S</meta:editing-duration>
    <meta:editing-cycles>1</meta:editing-cycles>
    <meta:document-statistic meta:table-count="3" meta:cell-count="510" meta:object-count="2"/>
    <meta:user-defined meta:name="AppVersion">15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maximum="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797cm" svg:height="16.801cm" xlink:href=".." xlink:type="simple" chart:class="chart:scatter" chart:style-name="ch1">
        <chart:plot-area chart:style-name="ch2" table:cell-range-address="Sheet1.A2:Sheet1.C26 Sheet1.B1:Sheet1.C1" chart:data-source-has-labels="row" svg:x="0.515cm" svg:y="0.336cm" svg:width="24.767cm" svg:height="16.129cm">
          <chart:coordinate-region svg:x="1.092cm" svg:y="0.496cm" svg:width="23.541cm" svg:height="15.551cm"/>
          <chart:axis chart:dimension="x" chart:name="primary-x" chart:style-name="ch3">
            <chart:grid chart:style-name="ch4" chart:class="major"/>
          </chart:axis>
          <chart:axis chart:dimension="x" chart:name="secondary-x" chart:style-name="ch5"/>
          <chart:axis chart:dimension="y" chart:name="primary-y" chart:style-name="ch6">
            <chart:grid chart:style-name="ch4" chart:class="major"/>
          </chart:axis>
          <chart:axis chart:dimension="y" chart:name="secondary-y" chart:style-name="ch7"/>
          <chart:series chart:attached-axis="primary-y" chart:style-name="ch8" chart:values-cell-range-address="Sheet1.B2:Sheet1.B26" chart:label-cell-address="Sheet1.B1:Sheet1.B1" chart:class="chart:scatter">
            <chart:domain table:cell-range-address="Sheet1.A2:Sheet1.A26"/>
            <chart:data-point chart:repeated="25"/>
          </chart:series>
          <chart:series chart:attached-axis="secondary-y" chart:style-name="ch9" chart:values-cell-range-address="Sheet1.C2:Sheet1.C26" chart:label-cell-address="Sheet1.C1:Sheet1.C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(N-1)/2</text:p>
                <draw:g>
                  <svg:desc>Sheet1.B1:Sheet1.B1</svg:desc>
                </draw:g>
              </table:table-cell>
              <table:table-cell office:value-type="string">
                <text:p>ErrorPro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6</svg:desc>
                </draw:g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0">
                <text:p>0</text:p>
                <draw:g>
                  <svg:desc>Sheet1.C2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9701">
                <text:p>0.029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58519850599">
                <text:p>0.058519850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956179249911956">
                <text:p>0.0956179249911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139941645358712">
                <text:p>0.139941645358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190272131778742">
                <text:p>0.190272131778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245280712796367">
                <text:p>0.245280712796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0.303586781950427">
                <text:p>0.303586781950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363814513936129">
                <text:p>0.363814513936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424645250023072">
                <text:p>0.424645250023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0.484862882576197">
                <text:p>0.484862882576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0.543390252256086">
                <text:p>0.543390252256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0.59931534704846">
                <text:p>0.59931534704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0.651906885507558">
                <text:p>0.651906885507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0.700619608687669">
                <text:p>0.700619608687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0.745090239303691">
                <text:p>0.745090239303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0.78512555229392">
                <text:p>0.78512555229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1">
                <text:p>171</text:p>
              </table:table-cell>
              <table:table-cell office:value-type="float" office:value="0.82068431640529">
                <text:p>0.82068431640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851855008452421">
                <text:p>0.851855008452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878831183642952">
                <text:p>0.878831183642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1">
                <text:p>231</text:p>
              </table:table-cell>
              <table:table-cell office:value-type="float" office:value="0.901886232636314">
                <text:p>0.901886232636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3">
                <text:p>253</text:p>
              </table:table-cell>
              <table:table-cell office:value-type="float" office:value="0.921349002826352">
                <text:p>0.921349002826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6">
                <text:p>276</text:p>
              </table:table-cell>
              <table:table-cell office:value-type="float" office:value="0.937581445220176">
                <text:p>0.937581445220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0.950959105928714">
                <text:p>0.950959105928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100" chart:interval-minor-divisor="5" chart:reverse-direction="false" text:line-break="false" loext:try-staggering-first="false" chart:link-data-style-to-source="false" chart:axis-position="0.00001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true" chart:maximum="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95cm" svg:height="17.449cm" xlink:href=".." xlink:type="simple" chart:class="chart:scatter" chart:style-name="ch1">
        <chart:legend chart:legend-position="bottom" svg:x="8.849cm" svg:y="16.929cm" style:legend-expansion="wide" chart:style-name="ch2"/>
        <chart:plot-area chart:style-name="ch3" table:cell-range-address="Sheet1.J2:Sheet1.M101 Sheet1.K1:Sheet1.M1" chart:data-source-has-labels="row" svg:x="0.479cm" svg:y="0.348cm" svg:width="23.037cm" svg:height="16.049cm">
          <chart:coordinate-region svg:x="1.453cm" svg:y="0.508cm" svg:width="21.823cm" svg:height="15.4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K2:Sheet1.K101" chart:label-cell-address="Sheet1.K1:Sheet1.K1" chart:class="chart:scatter">
            <chart:domain table:cell-range-address="Sheet1.J2:Sheet1.J101"/>
            <chart:data-point chart:repeated="100"/>
          </chart:series>
          <chart:series chart:style-name="ch8" chart:values-cell-range-address="Sheet1.L2:Sheet1.L101" chart:label-cell-address="Sheet1.L1:Sheet1.L1" chart:class="chart:scatter">
            <chart:data-point chart:repeated="100"/>
          </chart:series>
          <chart:series chart:style-name="ch9" chart:values-cell-range-address="Sheet1.M2:Sheet1.M101" chart:label-cell-address="Sheet1.M1:Sheet1.M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[alpha]</text:p>
                <draw:g>
                  <svg:desc>Sheet1.K1:Sheet1.K1</svg:desc>
                </draw:g>
              </table:table-cell>
              <table:table-cell office:value-type="string">
                <text:p>alpha'</text:p>
                <draw:g>
                  <svg:desc>Sheet1.L1:Sheet1.L1</svg:desc>
                </draw:g>
              </table:table-cell>
              <table:table-cell office:value-type="string">
                <text:p>P[alpha']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2:Sheet1.J101</svg:desc>
                </draw:g>
              </table:table-cell>
              <table:table-cell office:value-type="float" office:value="0.01">
                <text:p>0.01</text:p>
                <draw:g>
                  <svg:desc>Sheet1.K2:Sheet1.K101</svg:desc>
                </draw:g>
              </table:table-cell>
              <table:table-cell office:value-type="float" office:value="0.01">
                <text:p>0.01</text:p>
                <draw:g>
                  <svg:desc>Sheet1.L2:Sheet1.L101</svg:desc>
                </draw:g>
              </table:table-cell>
              <table:table-cell office:value-type="float" office:value="0.01">
                <text:p>0.01</text:p>
                <draw:g>
                  <svg:desc>Sheet1.M2:Sheet1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99">
                <text:p>0.0199</text:p>
              </table:table-cell>
              <table:table-cell office:value-type="float" office:value="0.005">
                <text:p>0.005</text:p>
              </table:table-cell>
              <table:table-cell office:value-type="float" office:value="0.00997499999999996">
                <text:p>0.00997499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9701">
                <text:p>0.029701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0996670370370356">
                <text:p>0.00996670370370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94039900000001">
                <text:p>0.0394039900000001</text:p>
              </table:table-cell>
              <table:table-cell office:value-type="float" office:value="0.0025">
                <text:p>0.0025</text:p>
              </table:table-cell>
              <table:table-cell office:value-type="float" office:value="0.0099625624609373">
                <text:p>0.0099625624609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90099501000001">
                <text:p>0.0490099501000001</text:p>
              </table:table-cell>
              <table:table-cell office:value-type="float" office:value="0.002">
                <text:p>0.002</text:p>
              </table:table-cell>
              <table:table-cell office:value-type="float" office:value="0.00996007992003201">
                <text:p>0.00996007992003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8519850599">
                <text:p>0.058519850599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995842581026252">
                <text:p>0.00995842581026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679346520930101">
                <text:p>0.0679346520930101</text:p>
              </table:table-cell>
              <table:table-cell office:value-type="float" office:value="0.00142857142857143">
                <text:p>0.00142857142857143</text:p>
              </table:table-cell>
              <table:table-cell office:value-type="float" office:value="0.00995724475231163">
                <text:p>0.00995724475231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72553055720799">
                <text:p>0.0772553055720799</text:p>
              </table:table-cell>
              <table:table-cell office:value-type="float" office:value="0.00125">
                <text:p>0.00125</text:p>
              </table:table-cell>
              <table:table-cell office:value-type="float" office:value="0.00995635920427218">
                <text:p>0.00995635920427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864827525163592">
                <text:p>0.0864827525163592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0.00995567059006186">
                <text:p>0.00995567059006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56179249911956">
                <text:p>0.0956179249911956</text:p>
              </table:table-cell>
              <table:table-cell office:value-type="float" office:value="0.001">
                <text:p>0.001</text:p>
              </table:table-cell>
              <table:table-cell office:value-type="float" office:value="0.00995511979025177">
                <text:p>0.009955119790251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04661745741284">
                <text:p>0.104661745741284</text:p>
              </table:table-cell>
              <table:table-cell office:value-type="float" office:value="0.000909090909090909">
                <text:p>0.000909090909090909</text:p>
              </table:table-cell>
              <table:table-cell office:value-type="float" office:value="0.00995466919637922">
                <text:p>0.00995466919637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13615128283871">
                <text:p>0.113615128283871</text:p>
              </table:table-cell>
              <table:table-cell office:value-type="float" office:value="0.000833333333333333">
                <text:p>0.000833333333333333</text:p>
              </table:table-cell>
              <table:table-cell office:value-type="float" office:value="0.00995429374308443">
                <text:p>0.00995429374308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22478977001032">
                <text:p>0.122478977001032</text:p>
              </table:table-cell>
              <table:table-cell office:value-type="float" office:value="0.000769230769230769">
                <text:p>0.000769230769230769</text:p>
              </table:table-cell>
              <table:table-cell office:value-type="float" office:value="0.0099539760813655">
                <text:p>0.0099539760813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31254187231022">
                <text:p>0.131254187231022</text:p>
              </table:table-cell>
              <table:table-cell office:value-type="float" office:value="0.000714285714285714">
                <text:p>0.000714285714285714</text:p>
              </table:table-cell>
              <table:table-cell office:value-type="float" office:value="0.00995370382143535">
                <text:p>0.0099537038214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39941645358712">
                <text:p>0.139941645358712</text:p>
              </table:table-cell>
              <table:table-cell office:value-type="float" office:value="0.000666666666666667">
                <text:p>0.000666666666666667</text:p>
              </table:table-cell>
              <table:table-cell office:value-type="float" office:value="0.00995346787891405">
                <text:p>0.00995346787891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48542228905124">
                <text:p>0.148542228905124</text:p>
              </table:table-cell>
              <table:table-cell office:value-type="float" office:value="0.000625">
                <text:p>0.000625</text:p>
              </table:table-cell>
              <table:table-cell office:value-type="float" office:value="0.00995326144145592">
                <text:p>0.00995326144145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57056806616073">
                <text:p>0.157056806616073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.00995307930025247">
                <text:p>0.00995307930025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65486238549913">
                <text:p>0.165486238549913</text:p>
              </table:table-cell>
              <table:table-cell office:value-type="float" office:value="0.000555555555555556">
                <text:p>0.000555555555555556</text:p>
              </table:table-cell>
              <table:table-cell office:value-type="float" office:value="0.0099529174044305">
                <text:p>0.0099529174044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73831376164413">
                <text:p>0.173831376164413</text:p>
              </table:table-cell>
              <table:table-cell office:value-type="float" office:value="0.000526315789473684">
                <text:p>0.000526315789473684</text:p>
              </table:table-cell>
              <table:table-cell office:value-type="float" office:value="0.00995277255623561">
                <text:p>0.00995277255623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82093062402769">
                <text:p>0.182093062402769</text:p>
              </table:table-cell>
              <table:table-cell office:value-type="float" office:value="0.0005">
                <text:p>0.0005</text:p>
              </table:table-cell>
              <table:table-cell office:value-type="float" office:value="0.00995264219767034">
                <text:p>0.00995264219767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90272131778742">
                <text:p>0.190272131778742</text:p>
              </table:table-cell>
              <table:table-cell office:value-type="float" office:value="0.000476190476190476">
                <text:p>0.000476190476190476</text:p>
              </table:table-cell>
              <table:table-cell office:value-type="float" office:value="0.00995252425813809">
                <text:p>0.00995252425813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98369410460954">
                <text:p>0.198369410460954</text:p>
              </table:table-cell>
              <table:table-cell office:value-type="float" office:value="0.000454545454545455">
                <text:p>0.000454545454545455</text:p>
              </table:table-cell>
              <table:table-cell office:value-type="float" office:value="0.00995241704361771">
                <text:p>0.00995241704361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06385716356345">
                <text:p>0.206385716356345</text:p>
              </table:table-cell>
              <table:table-cell office:value-type="float" office:value="0.000434782608695652">
                <text:p>0.000434782608695652</text:p>
              </table:table-cell>
              <table:table-cell office:value-type="float" office:value="0.00995231915479233">
                <text:p>0.00995231915479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14321859192781">
                <text:p>0.214321859192781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0.00995222942562601">
                <text:p>0.00995222942562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22178640600853">
                <text:p>0.222178640600853</text:p>
              </table:table-cell>
              <table:table-cell office:value-type="float" office:value="0.0004">
                <text:p>0.0004</text:p>
              </table:table-cell>
              <table:table-cell office:value-type="float" office:value="0.00995214687670221">
                <text:p>0.00995214687670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29956854194845">
                <text:p>0.229956854194845</text:p>
              </table:table-cell>
              <table:table-cell office:value-type="float" office:value="0.000384615384615385">
                <text:p>0.000384615384615385</text:p>
              </table:table-cell>
              <table:table-cell office:value-type="float" office:value="0.00995207067932047">
                <text:p>0.00995207067932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37657285652896">
                <text:p>0.237657285652896</text:p>
              </table:table-cell>
              <table:table-cell office:value-type="float" office:value="0.00037037037037037">
                <text:p>0.00037037037037037</text:p>
              </table:table-cell>
              <table:table-cell office:value-type="float" office:value="0.00995200012757458">
                <text:p>0.00995200012757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45280712796367">
                <text:p>0.245280712796367</text:p>
              </table:table-cell>
              <table:table-cell office:value-type="float" office:value="0.000357142857142857">
                <text:p>0.000357142857142857</text:p>
              </table:table-cell>
              <table:table-cell office:value-type="float" office:value="0.00995193461643606">
                <text:p>0.00995193461643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52827905668404">
                <text:p>0.252827905668404</text:p>
              </table:table-cell>
              <table:table-cell office:value-type="float" office:value="0.000344827586206897">
                <text:p>0.000344827586206897</text:p>
              </table:table-cell>
              <table:table-cell office:value-type="float" office:value="0.00995187362434336">
                <text:p>0.00995187362434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6029962661172">
                <text:p>0.26029962661172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00995181669928824">
                <text:p>0.00995181669928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67696630345603">
                <text:p>0.267696630345603</text:p>
              </table:table-cell>
              <table:table-cell office:value-type="float" office:value="0.00032258064516129">
                <text:p>0.00032258064516129</text:p>
              </table:table-cell>
              <table:table-cell office:value-type="float" office:value="0.00995176344760806">
                <text:p>0.00995176344760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75019664042147">
                <text:p>0.275019664042147</text:p>
              </table:table-cell>
              <table:table-cell office:value-type="float" office:value="0.0003125">
                <text:p>0.0003125</text:p>
              </table:table-cell>
              <table:table-cell office:value-type="float" office:value="0.00995171352484703">
                <text:p>0.00995171352484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82269467401725">
                <text:p>0.282269467401725</text:p>
              </table:table-cell>
              <table:table-cell office:value-type="float" office:value="0.000303030303030303">
                <text:p>0.000303030303030303</text:p>
              </table:table-cell>
              <table:table-cell office:value-type="float" office:value="0.00995166662831348">
                <text:p>0.00995166662831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89446772727708">
                <text:p>0.289446772727708</text:p>
              </table:table-cell>
              <table:table-cell office:value-type="float" office:value="0.000294117647058824">
                <text:p>0.000294117647058824</text:p>
              </table:table-cell>
              <table:table-cell office:value-type="float" office:value="0.00995162249094184">
                <text:p>0.00995162249094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96552305000431">
                <text:p>0.296552305000431</text:p>
              </table:table-cell>
              <table:table-cell office:value-type="float" office:value="0.000285714285714286">
                <text:p>0.000285714285714286</text:p>
              </table:table-cell>
              <table:table-cell office:value-type="float" office:value="0.00995158087618742">
                <text:p>0.00995158087618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3586781950427">
                <text:p>0.303586781950427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0.0099515415737873">
                <text:p>0.0099515415737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10550914130922">
                <text:p>0.310550914130922</text:p>
              </table:table-cell>
              <table:table-cell office:value-type="float" office:value="0.00027027027027027">
                <text:p>0.00027027027027027</text:p>
              </table:table-cell>
              <table:table-cell office:value-type="float" office:value="0.00995150439622117">
                <text:p>0.00995150439622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17445404989613">
                <text:p>0.317445404989613</text:p>
              </table:table-cell>
              <table:table-cell office:value-type="float" office:value="0.000263157894736842">
                <text:p>0.000263157894736842</text:p>
              </table:table-cell>
              <table:table-cell office:value-type="float" office:value="0.00995146917571321">
                <text:p>0.00995146917571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24270950939717">
                <text:p>0.324270950939717</text:p>
              </table:table-cell>
              <table:table-cell office:value-type="float" office:value="0.000256410256410256">
                <text:p>0.000256410256410256</text:p>
              </table:table-cell>
              <table:table-cell office:value-type="float" office:value="0.00995143576169011">
                <text:p>0.00995143576169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3102824143032">
                <text:p>0.33102824143032</text:p>
              </table:table-cell>
              <table:table-cell office:value-type="float" office:value="0.00025">
                <text:p>0.00025</text:p>
              </table:table-cell>
              <table:table-cell office:value-type="float" office:value="0.00995140401864836">
                <text:p>0.009951404018648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7717959016017">
                <text:p>0.337717959016017</text:p>
              </table:table-cell>
              <table:table-cell office:value-type="float" office:value="0.00024390243902439">
                <text:p>0.00024390243902439</text:p>
              </table:table-cell>
              <table:table-cell office:value-type="float" office:value="0.00995137382429912">
                <text:p>0.00995137382429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44340779425856">
                <text:p>0.344340779425856</text:p>
              </table:table-cell>
              <table:table-cell office:value-type="float" office:value="0.000238095238095238">
                <text:p>0.000238095238095238</text:p>
              </table:table-cell>
              <table:table-cell office:value-type="float" office:value="0.00995134506800322">
                <text:p>0.009951345068003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50897371631598">
                <text:p>0.350897371631598</text:p>
              </table:table-cell>
              <table:table-cell office:value-type="float" office:value="0.000232558139534884">
                <text:p>0.000232558139534884</text:p>
              </table:table-cell>
              <table:table-cell office:value-type="float" office:value="0.00995131764941637">
                <text:p>0.009951317649416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57388397915282">
                <text:p>0.357388397915282</text:p>
              </table:table-cell>
              <table:table-cell office:value-type="float" office:value="0.000227272727272727">
                <text:p>0.000227272727272727</text:p>
              </table:table-cell>
              <table:table-cell office:value-type="float" office:value="0.00995129147731466">
                <text:p>0.00995129147731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63814513936129">
                <text:p>0.363814513936129</text:p>
              </table:table-cell>
              <table:table-cell office:value-type="float" office:value="0.000222222222222222">
                <text:p>0.000222222222222222</text:p>
              </table:table-cell>
              <table:table-cell office:value-type="float" office:value="0.00995126646859035">
                <text:p>0.009951266468590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70176368796768">
                <text:p>0.370176368796768</text:p>
              </table:table-cell>
              <table:table-cell office:value-type="float" office:value="0.000217391304347826">
                <text:p>0.000217391304347826</text:p>
              </table:table-cell>
              <table:table-cell office:value-type="float" office:value="0.00995124254735891">
                <text:p>0.009951242547358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764746051088">
                <text:p>0.3764746051088</text:p>
              </table:table-cell>
              <table:table-cell office:value-type="float" office:value="0.000212765957446809">
                <text:p>0.000212765957446809</text:p>
              </table:table-cell>
              <table:table-cell office:value-type="float" office:value="0.00995121964419499">
                <text:p>0.00995121964419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82709859057712">
                <text:p>0.382709859057712</text:p>
              </table:table-cell>
              <table:table-cell office:value-type="float" office:value="0.000208333333333333">
                <text:p>0.000208333333333333</text:p>
              </table:table-cell>
              <table:table-cell office:value-type="float" office:value="0.00995119769546515">
                <text:p>0.009951197695465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88882760467135">
                <text:p>0.388882760467135</text:p>
              </table:table-cell>
              <table:table-cell office:value-type="float" office:value="0.000204081632653061">
                <text:p>0.000204081632653061</text:p>
              </table:table-cell>
              <table:table-cell office:value-type="float" office:value="0.00995117664271961">
                <text:p>0.009951176642719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94993932862464">
                <text:p>0.394993932862464</text:p>
              </table:table-cell>
              <table:table-cell office:value-type="float" office:value="0.0002">
                <text:p>0.0002</text:p>
              </table:table-cell>
              <table:table-cell office:value-type="float" office:value="0.00995115643219591">
                <text:p>0.00995115643219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01043993533839">
                <text:p>0.401043993533839</text:p>
              </table:table-cell>
              <table:table-cell office:value-type="float" office:value="0.000196078431372549">
                <text:p>0.000196078431372549</text:p>
              </table:table-cell>
              <table:table-cell office:value-type="float" office:value="0.00995113701434947">
                <text:p>0.00995113701434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07033553598501">
                <text:p>0.407033553598501</text:p>
              </table:table-cell>
              <table:table-cell office:value-type="float" office:value="0.000192307692307692">
                <text:p>0.000192307692307692</text:p>
              </table:table-cell>
              <table:table-cell office:value-type="float" office:value="0.00995111834343443">
                <text:p>0.009951118343434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12963218062516">
                <text:p>0.412963218062516</text:p>
              </table:table-cell>
              <table:table-cell office:value-type="float" office:value="0.000188679245283019">
                <text:p>0.000188679245283019</text:p>
              </table:table-cell>
              <table:table-cell office:value-type="float" office:value="0.00995110037716873">
                <text:p>0.009951100377168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1883358588189">
                <text:p>0.41883358588189</text:p>
              </table:table-cell>
              <table:table-cell office:value-type="float" office:value="0.000185185185185185">
                <text:p>0.000185185185185185</text:p>
              </table:table-cell>
              <table:table-cell office:value-type="float" office:value="0.00995108307640613">
                <text:p>0.00995108307640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24645250023072">
                <text:p>0.424645250023072</text:p>
              </table:table-cell>
              <table:table-cell office:value-type="float" office:value="0.000181818181818182">
                <text:p>0.000181818181818182</text:p>
              </table:table-cell>
              <table:table-cell office:value-type="float" office:value="0.0099510664048369">
                <text:p>0.0099510664048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30398797522841">
                <text:p>0.430398797522841</text:p>
              </table:table-cell>
              <table:table-cell office:value-type="float" office:value="0.000178571428571429">
                <text:p>0.000178571428571429</text:p>
              </table:table-cell>
              <table:table-cell office:value-type="float" office:value="0.00995105032875443">
                <text:p>0.00995105032875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36094809547613">
                <text:p>0.436094809547613</text:p>
              </table:table-cell>
              <table:table-cell office:value-type="float" office:value="0.000175438596491228">
                <text:p>0.000175438596491228</text:p>
              </table:table-cell>
              <table:table-cell office:value-type="float" office:value="0.00995103481680815">
                <text:p>0.00995103481680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41733861452136">
                <text:p>0.441733861452136</text:p>
              </table:table-cell>
              <table:table-cell office:value-type="float" office:value="0.000172413793103448">
                <text:p>0.000172413793103448</text:p>
              </table:table-cell>
              <table:table-cell office:value-type="float" office:value="0.00995101983981228">
                <text:p>0.00995101983981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47316522837615">
                <text:p>0.447316522837615</text:p>
              </table:table-cell>
              <table:table-cell office:value-type="float" office:value="0.000169491525423729">
                <text:p>0.000169491525423729</text:p>
              </table:table-cell>
              <table:table-cell office:value-type="float" office:value="0.00995100537057947">
                <text:p>0.009951005370579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52843357609239">
                <text:p>0.452843357609239</text:p>
              </table:table-cell>
              <table:table-cell office:value-type="float" office:value="0.000166666666666667">
                <text:p>0.000166666666666667</text:p>
              </table:table-cell>
              <table:table-cell office:value-type="float" office:value="0.00995099138369793">
                <text:p>0.009950991383697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58314924033146">
                <text:p>0.458314924033146</text:p>
              </table:table-cell>
              <table:table-cell office:value-type="float" office:value="0.000163934426229508">
                <text:p>0.000163934426229508</text:p>
              </table:table-cell>
              <table:table-cell office:value-type="float" office:value="0.00995097785545884">
                <text:p>0.009950977855458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63731774792815">
                <text:p>0.463731774792815</text:p>
              </table:table-cell>
              <table:table-cell office:value-type="float" office:value="0.000161290322580645">
                <text:p>0.000161290322580645</text:p>
              </table:table-cell>
              <table:table-cell office:value-type="float" office:value="0.00995096476365576">
                <text:p>0.009950964763655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69094457044887">
                <text:p>0.469094457044887</text:p>
              </table:table-cell>
              <table:table-cell office:value-type="float" office:value="0.000158730158730159">
                <text:p>0.000158730158730159</text:p>
              </table:table-cell>
              <table:table-cell office:value-type="float" office:value="0.0099509520875134">
                <text:p>0.0099509520875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74403512474438">
                <text:p>0.474403512474438</text:p>
              </table:table-cell>
              <table:table-cell office:value-type="float" office:value="0.00015625">
                <text:p>0.00015625</text:p>
              </table:table-cell>
              <table:table-cell office:value-type="float" office:value="0.00995093980754025">
                <text:p>0.009950939807540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79659477349694">
                <text:p>0.479659477349694</text:p>
              </table:table-cell>
              <table:table-cell office:value-type="float" office:value="0.000153846153846154">
                <text:p>0.000153846153846154</text:p>
              </table:table-cell>
              <table:table-cell office:value-type="float" office:value="0.00995092790545471">
                <text:p>0.00995092790545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84862882576197">
                <text:p>0.484862882576197</text:p>
              </table:table-cell>
              <table:table-cell office:value-type="float" office:value="0.000151515151515152">
                <text:p>0.000151515151515152</text:p>
              </table:table-cell>
              <table:table-cell office:value-type="float" office:value="0.00995091636406886">
                <text:p>0.009950916364068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0014253750435">
                <text:p>0.490014253750435</text:p>
              </table:table-cell>
              <table:table-cell office:value-type="float" office:value="0.000149253731343284">
                <text:p>0.000149253731343284</text:p>
              </table:table-cell>
              <table:table-cell office:value-type="float" office:value="0.00995090516724406">
                <text:p>0.00995090516724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511411121293">
                <text:p>0.49511411121293</text:p>
              </table:table-cell>
              <table:table-cell office:value-type="float" office:value="0.000147058823529412">
                <text:p>0.000147058823529412</text:p>
              </table:table-cell>
              <table:table-cell office:value-type="float" office:value="0.00995089429975993">
                <text:p>0.009950894299759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00162970100801">
                <text:p>0.500162970100801</text:p>
              </table:table-cell>
              <table:table-cell office:value-type="float" office:value="0.000144927536231884">
                <text:p>0.000144927536231884</text:p>
              </table:table-cell>
              <table:table-cell office:value-type="float" office:value="0.00995088374730979">
                <text:p>0.00995088374730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05161340399793">
                <text:p>0.505161340399793</text:p>
              </table:table-cell>
              <table:table-cell office:value-type="float" office:value="0.000142857142857143">
                <text:p>0.000142857142857143</text:p>
              </table:table-cell>
              <table:table-cell office:value-type="float" office:value="0.00995087349638735">
                <text:p>0.009950873496387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10109726995795">
                <text:p>0.510109726995795</text:p>
              </table:table-cell>
              <table:table-cell office:value-type="float" office:value="0.000140845070422535">
                <text:p>0.000140845070422535</text:p>
              </table:table-cell>
              <table:table-cell office:value-type="float" office:value="0.00995086353425412">
                <text:p>0.009950863534254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15008629725837">
                <text:p>0.515008629725837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0.00995085384886874">
                <text:p>0.009950853848868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19858543428579">
                <text:p>0.519858543428579</text:p>
              </table:table-cell>
              <table:table-cell office:value-type="float" office:value="0.000136986301369863">
                <text:p>0.000136986301369863</text:p>
              </table:table-cell>
              <table:table-cell office:value-type="float" office:value="0.00995084442885608">
                <text:p>0.009950844428856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24659957994293">
                <text:p>0.524659957994293</text:p>
              </table:table-cell>
              <table:table-cell office:value-type="float" office:value="0.000135135135135135">
                <text:p>0.000135135135135135</text:p>
              </table:table-cell>
              <table:table-cell office:value-type="float" office:value="0.0099508352634724">
                <text:p>0.00995083526347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2941335841435">
                <text:p>0.52941335841435</text:p>
              </table:table-cell>
              <table:table-cell office:value-type="float" office:value="0.000133333333333333">
                <text:p>0.000133333333333333</text:p>
              </table:table-cell>
              <table:table-cell office:value-type="float" office:value="0.00995082634250877">
                <text:p>0.009950826342508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34119224830207">
                <text:p>0.534119224830207</text:p>
              </table:table-cell>
              <table:table-cell office:value-type="float" office:value="0.000131578947368421">
                <text:p>0.000131578947368421</text:p>
              </table:table-cell>
              <table:table-cell office:value-type="float" office:value="0.00995081765633021">
                <text:p>0.00995081765633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38778032581905">
                <text:p>0.538778032581905</text:p>
              </table:table-cell>
              <table:table-cell office:value-type="float" office:value="0.00012987012987013">
                <text:p>0.00012987012987013</text:p>
              </table:table-cell>
              <table:table-cell office:value-type="float" office:value="0.0099508091957895">
                <text:p>0.00995080919578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43390252256086">
                <text:p>0.543390252256086</text:p>
              </table:table-cell>
              <table:table-cell office:value-type="float" office:value="0.000128205128205128">
                <text:p>0.000128205128205128</text:p>
              </table:table-cell>
              <table:table-cell office:value-type="float" office:value="0.00995080095220469">
                <text:p>0.009950800952204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47956349733525">
                <text:p>0.547956349733525</text:p>
              </table:table-cell>
              <table:table-cell office:value-type="float" office:value="0.000126582278481013">
                <text:p>0.000126582278481013</text:p>
              </table:table-cell>
              <table:table-cell office:value-type="float" office:value="0.0099507929173398">
                <text:p>0.0099507929173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5247678623619">
                <text:p>0.55247678623619</text:p>
              </table:table-cell>
              <table:table-cell office:value-type="float" office:value="0.000125">
                <text:p>0.000125</text:p>
              </table:table-cell>
              <table:table-cell office:value-type="float" office:value="0.00995078508335789">
                <text:p>0.009950785083357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56952018373828">
                <text:p>0.556952018373828</text:p>
              </table:table-cell>
              <table:table-cell office:value-type="float" office:value="0.000123456790123457">
                <text:p>0.000123456790123457</text:p>
              </table:table-cell>
              <table:table-cell office:value-type="float" office:value="0.00995077744282291">
                <text:p>0.009950777442822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61382498190089">
                <text:p>0.561382498190089</text:p>
              </table:table-cell>
              <table:table-cell office:value-type="float" office:value="0.000121951219512195">
                <text:p>0.000121951219512195</text:p>
              </table:table-cell>
              <table:table-cell office:value-type="float" office:value="0.00995076998865574">
                <text:p>0.00995076998865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65768673208188">
                <text:p>0.565768673208188</text:p>
              </table:table-cell>
              <table:table-cell office:value-type="float" office:value="0.000120481927710843">
                <text:p>0.000120481927710843</text:p>
              </table:table-cell>
              <table:table-cell office:value-type="float" office:value="0.00995076271412521">
                <text:p>0.00995076271412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70110986476107">
                <text:p>0.570110986476107</text:p>
              </table:table-cell>
              <table:table-cell office:value-type="float" office:value="0.000119047619047619">
                <text:p>0.000119047619047619</text:p>
              </table:table-cell>
              <table:table-cell office:value-type="float" office:value="0.00995075561280523">
                <text:p>0.00995075561280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74409876611346">
                <text:p>0.574409876611346</text:p>
              </table:table-cell>
              <table:table-cell office:value-type="float" office:value="0.000117647058823529">
                <text:p>0.000117647058823529</text:p>
              </table:table-cell>
              <table:table-cell office:value-type="float" office:value="0.00995074867859902">
                <text:p>0.00995074867859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78665777845232">
                <text:p>0.578665777845232</text:p>
              </table:table-cell>
              <table:table-cell office:value-type="float" office:value="0.000116279069767442">
                <text:p>0.000116279069767442</text:p>
              </table:table-cell>
              <table:table-cell office:value-type="float" office:value="0.00995074190565526">
                <text:p>0.009950741905655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8287912006678">
                <text:p>0.58287912006678</text:p>
              </table:table-cell>
              <table:table-cell office:value-type="float" office:value="0.000114942528735632">
                <text:p>0.000114942528735632</text:p>
              </table:table-cell>
              <table:table-cell office:value-type="float" office:value="0.00995073528843415">
                <text:p>0.00995073528843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87050328866112">
                <text:p>0.587050328866112</text:p>
              </table:table-cell>
              <table:table-cell office:value-type="float" office:value="0.000113636363636364">
                <text:p>0.000113636363636364</text:p>
              </table:table-cell>
              <table:table-cell office:value-type="float" office:value="0.00995072882160686">
                <text:p>0.009950728821606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91179825577451">
                <text:p>0.591179825577451</text:p>
              </table:table-cell>
              <table:table-cell office:value-type="float" office:value="0.000112359550561798">
                <text:p>0.000112359550561798</text:p>
              </table:table-cell>
              <table:table-cell office:value-type="float" office:value="0.00995072250011198">
                <text:p>0.009950722500111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95268027321676">
                <text:p>0.595268027321676</text:p>
              </table:table-cell>
              <table:table-cell office:value-type="float" office:value="0.000111111111111111">
                <text:p>0.000111111111111111</text:p>
              </table:table-cell>
              <table:table-cell office:value-type="float" office:value="0.00995071631910638">
                <text:p>0.009950716319106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9931534704846">
                <text:p>0.59931534704846</text:p>
              </table:table-cell>
              <table:table-cell office:value-type="float" office:value="0.00010989010989011">
                <text:p>0.00010989010989011</text:p>
              </table:table-cell>
              <table:table-cell office:value-type="float" office:value="0.0099507102739671">
                <text:p>0.00995071027396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03322193577975">
                <text:p>0.603322193577975</text:p>
              </table:table-cell>
              <table:table-cell office:value-type="float" office:value="0.000108695652173913">
                <text:p>0.000108695652173913</text:p>
              </table:table-cell>
              <table:table-cell office:value-type="float" office:value="0.00995070436023671">
                <text:p>0.00995070436023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07288971642195">
                <text:p>0.607288971642195</text:p>
              </table:table-cell>
              <table:table-cell office:value-type="float" office:value="0.00010752688172043">
                <text:p>0.00010752688172043</text:p>
              </table:table-cell>
              <table:table-cell office:value-type="float" office:value="0.00995069857370656">
                <text:p>0.00995069857370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11216081925773">
                <text:p>0.611216081925773</text:p>
              </table:table-cell>
              <table:table-cell office:value-type="float" office:value="0.000106382978723404">
                <text:p>0.000106382978723404</text:p>
              </table:table-cell>
              <table:table-cell office:value-type="float" office:value="0.00995069291030037">
                <text:p>0.009950692910300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15103921106516">
                <text:p>0.615103921106516</text:p>
              </table:table-cell>
              <table:table-cell office:value-type="float" office:value="0.000105263157894737">
                <text:p>0.000105263157894737</text:p>
              </table:table-cell>
              <table:table-cell office:value-type="float" office:value="0.00995068736612281">
                <text:p>0.009950687366122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1895288189545">
                <text:p>0.61895288189545</text:p>
              </table:table-cell>
              <table:table-cell office:value-type="float" office:value="0.000104166666666667">
                <text:p>0.000104166666666667</text:p>
              </table:table-cell>
              <table:table-cell office:value-type="float" office:value="0.00995068193746618">
                <text:p>0.009950681937466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2763353076496">
                <text:p>0.622763353076496</text:p>
              </table:table-cell>
              <table:table-cell office:value-type="float" office:value="0.000103092783505155">
                <text:p>0.000103092783505155</text:p>
              </table:table-cell>
              <table:table-cell office:value-type="float" office:value="0.00995067662074567">
                <text:p>0.009950676620745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6535719545731">
                <text:p>0.626535719545731</text:p>
              </table:table-cell>
              <table:table-cell office:value-type="float" office:value="0.000102040816326531">
                <text:p>0.000102040816326531</text:p>
              </table:table-cell>
              <table:table-cell office:value-type="float" office:value="0.00995067141252903">
                <text:p>0.009950671412529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0270362350274">
                <text:p>0.630270362350274</text:p>
              </table:table-cell>
              <table:table-cell office:value-type="float" office:value="0.000101010101010101">
                <text:p>0.000101010101010101</text:p>
              </table:table-cell>
              <table:table-cell office:value-type="float" office:value="0.00995066630954311">
                <text:p>0.009950666309543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3967658726771">
                <text:p>0.633967658726771</text:p>
              </table:table-cell>
              <table:table-cell office:value-type="float" office:value="0.0001">
                <text:p>0.0001</text:p>
              </table:table-cell>
              <table:table-cell office:value-type="float" office:value="0.0099506613086281">
                <text:p>0.0099506613086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